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5387c" officeooo:paragraph-rsid="0015387c" style:font-size-asian="10.5pt" style:font-size-complex="10.5pt"/>
    </style:style>
    <style:style style:name="P2" style:family="paragraph" style:parent-style-name="Standard">
      <style:text-properties fo:font-size="10.5pt" officeooo:rsid="0015387c" officeooo:paragraph-rsid="0016937a" style:font-size-asian="10.5pt" style:font-size-complex="10.5pt"/>
    </style:style>
    <style:style style:name="P3" style:family="paragraph" style:parent-style-name="Standard">
      <style:text-properties fo:font-size="10.5pt" officeooo:rsid="0015387c" officeooo:paragraph-rsid="00184c88" style:font-size-asian="10.5pt" style:font-size-complex="10.5pt"/>
    </style:style>
    <style:style style:name="P4" style:family="paragraph" style:parent-style-name="Standard">
      <style:text-properties fo:font-size="10.5pt" officeooo:rsid="00184c88" officeooo:paragraph-rsid="00184c88" style:font-size-asian="10.5pt" style:font-size-complex="10.5pt"/>
    </style:style>
    <style:style style:name="P5" style:family="paragraph" style:parent-style-name="Standard">
      <style:text-properties fo:font-size="15pt" officeooo:rsid="0015387c" officeooo:paragraph-rsid="0015387c" style:font-size-asian="15pt" style:font-size-complex="15pt"/>
    </style:style>
    <style:style style:name="P6" style:family="paragraph" style:parent-style-name="Standard">
      <style:text-properties fo:font-size="15pt" officeooo:rsid="0015387c" officeooo:paragraph-rsid="0016937a" style:font-size-asian="15pt" style:font-size-complex="15pt"/>
    </style:style>
    <style:style style:name="P7" style:family="paragraph" style:parent-style-name="Standard">
      <style:text-properties fo:font-size="15pt" officeooo:rsid="00184c88" officeooo:paragraph-rsid="00184c88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6937a" style:font-size-asian="15pt" style:font-size-complex="15pt"/>
    </style:style>
    <style:style style:name="T3" style:family="text">
      <style:text-properties fo:font-size="15pt" officeooo:rsid="00184c88" style:font-size-asian="15pt" style:font-size-complex="15pt"/>
    </style:style>
    <style:style style:name="T4" style:family="text">
      <style:text-properties fo:font-size="10.5pt" officeooo:rsid="0016937a" style:font-size-asian="9.14999961853027pt" style:font-size-complex="10.5pt"/>
    </style:style>
    <style:style style:name="T5" style:family="text">
      <style:text-properties style:font-size-asian="9.14999961853027pt"/>
    </style:style>
    <style:style style:name="T6" style:family="text">
      <style:text-properties officeooo:rsid="0016937a" style:font-size-asian="9.14999961853027pt"/>
    </style:style>
    <style:style style:name="T7" style:family="text">
      <style:text-properties officeooo:rsid="00184c88" style:font-size-asian="9.14999961853027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/>
        <text:p text:style-name="P5">HLD TOPCODER</text:p>
        <text:p text:style-name="P1"/>
        <text:p text:style-name="P1">#include&lt;bits/stdc++.h&gt;</text:p>
        <text:p text:style-name="P1">using namespace std;</text:p>
        <text:p text:style-name="P1">const int V = 100000;</text:p>
        <text:p text:style-name="P1">vector&lt;int&gt; adj[V]; <text:s text:c="4"/>// adjacency list</text:p>
        <text:p text:style-name="P1">int parent[V], heavy[V];</text:p>
        <text:p text:style-name="P1">int depth[V], size[V];</text:p>
        <text:p text:style-name="P1">int chain[V], head[V];</text:p>
        <text:p text:style-name="P1">//Where chain[u] is u's chain number and head[u]</text:p>
        <text:p text:style-name="P1">// is the node closest to root in u's chain.</text:p>
        <text:p text:style-name="P1"/>
        <text:p text:style-name="P1">void DFS(int i)</text:p>
        <text:p text:style-name="P1">{</text:p>
        <text:p text:style-name="P1"><text:s text:c="4"/>size[i] = 1;</text:p>
        <text:p text:style-name="P1"><text:s text:c="4"/>for (int k=0; k&lt;adj[i].size(); ++k)</text:p>
        <text:p text:style-name="P1"><text:s text:c="4"/>{</text:p>
        <text:p text:style-name="P1"><text:s text:c="8"/>int j = adj[i][k];</text:p>
        <text:p text:style-name="P1"><text:s text:c="8"/>if (j == parent[i]) continue;</text:p>
        <text:p text:style-name="P1"/>
        <text:p text:style-name="P1"><text:s text:c="8"/>parent[j] = i;</text:p>
        <text:p text:style-name="P1"><text:s text:c="8"/>depth[j] = depth[i] + 1;</text:p>
        <text:p text:style-name="P1"/>
        <text:p text:style-name="P1"><text:s text:c="8"/>DFS(j);</text:p>
        <text:p text:style-name="P1"/>
        <text:p text:style-name="P1"><text:s text:c="8"/>size[i] += size[j];</text:p>
        <text:p text:style-name="P1"><text:s text:c="8"/>if (heavy[i] == -1 || size[j] &gt; size[heavy[i]])</text:p>
        <text:p text:style-name="P1"><text:s text:c="12"/>heavy[i] = j;</text:p>
        <text:p text:style-name="P1"><text:s text:c="4"/>}</text:p>
        <text:p text:style-name="P1">}</text:p>
        <text:p text:style-name="P1"/>
        <text:p text:style-name="P1">void heavylight_DFS(int N)</text:p>
        <text:p text:style-name="P1">{</text:p>
        <text:p text:style-name="P1"><text:s text:c="4"/>memset(heavy, -1, sizeof(heavy));</text:p>
        <text:p text:style-name="P1"/>
        <text:p text:style-name="P1"><text:s text:c="4"/>parent[0] = -1;</text:p>
        <text:p text:style-name="P1"><text:s text:c="4"/>depth[0] = 0;</text:p>
        <text:p text:style-name="P1"><text:s text:c="4"/>DFS(0);</text:p>
        <text:p text:style-name="P1"/>
        <text:p text:style-name="P1"><text:s text:c="4"/>int c = 0;</text:p>
        <text:p text:style-name="P1"><text:s text:c="4"/>for (int i=0; i&lt;N; ++i)</text:p>
        <text:p text:style-name="P1"><text:s text:c="8"/>if (parent[i] == -1 || heavy[parent[i]] != i)</text:p>
        <text:p text:style-name="P1"><text:s text:c="8"/>{</text:p>
        <text:p text:style-name="P1"><text:s text:c="12"/>for (int k = i; k != -1; k = heavy[k])</text:p>
        <text:p text:style-name="P1"><text:s text:c="16"/>chain[k] = c, head[k] = i;</text:p>
        <text:p text:style-name="P1"><text:s text:c="12"/>c++;</text:p>
        <text:p text:style-name="P1"><text:s text:c="8"/>}</text:p>
        <text:p text:style-name="P1">}</text:p>
        <text:p text:style-name="P1"/>
        <text:p text:style-name="P1">int q[V], *qf, *qb; // BFS queue <text:s/>No need of above dfs</text:p>
        <text:p text:style-name="P1">//qf queue er front address and qb queue er back adddress</text:p>
        <text:p text:style-name="P1"/>
        <text:p text:style-name="P1">void heavylight_BFS(int N)</text:p>
        <text:p text:style-name="P1">{</text:p>
        <text:p text:style-name="P1"><text:s text:c="4"/>qf = qb = q; // Both qf and qr = <text:s/>starting <text:s/>address of q</text:p>
        <text:p text:style-name="P1"><text:s text:c="4"/>parent[0] = -1;</text:p>
        <text:p text:style-name="P1"><text:s text:c="4"/>depth[0] = 0;</text:p>
        <text:p text:style-name="P1"><text:s text:c="4"/>*qb++ = 0;//back adrres increase to 1 and queue 0</text:p>
        <text:p text:style-name="P1"><text:s text:c="16"/>// positiona 0</text:p>
        <text:p text:style-name="P1"><text:s text:c="4"/>// insert so front address initial address</text:p>
        <text:p text:style-name="P1"><text:s text:c="4"/>while (qf &lt; qb)</text:p>
        <text:p text:style-name="P1"><text:s text:c="8"/>for (int i=*qf++, k=0; k&lt;adj[i].size(); ++k)</text:p>
        <text:p text:style-name="P1"><text:s text:c="8"/>{</text:p>
        <text:p text:style-name="P1"><text:s text:c="12"/>int j = adj[i][k];</text:p>
        <text:p text:style-name="P1"><text:s text:c="12"/>if (j == parent[i]) continue;</text:p>
        <text:p text:style-name="P1"><text:s text:c="12"/>parent[j] = i;</text:p>
        <text:p text:style-name="P1"><text:s text:c="12"/>depth[j] = depth[i] + 1;//Depth nirnoy kore</text:p>
        <text:p text:style-name="P1"><text:s text:c="12"/>*qb++ = j;// quue te push</text:p>
        <text:p text:style-name="P1"><text:s text:c="8"/>}</text:p>
        <text:p text:style-name="P1"/>
        <text:p text:style-name="P1"><text:s text:c="4"/>memset(size, 0, sizeof(size));</text:p>
        <text:p text:style-name="P1"><text:s text:c="4"/>memset(heavy, -1, sizeof(heavy));</text:p>
        <text:p text:style-name="P1"><text:s text:c="4"/>for (int k=N-1; k&gt;0; --k)</text:p>
        <text:p text:style-name="P1"><text:s text:c="4"/>{</text:p>
        <text:p text:style-name="P1"><text:s text:c="8"/>int j = q[k], i = parent[q[k]];</text:p>
        <text:p text:style-name="P1"><text:s text:c="8"/>size[j]++;//Nijer niche koto gola ache</text:p>
        <text:p text:style-name="P1"><text:s text:c="8"/>size[i] += size[j];//parent er niche koto gola ache</text:p>
        <text:p text:style-name="P1"><text:s text:c="8"/>if (heavy[i] == -1 || size[j] &gt; size[heavy[i]])</text:p>
        <text:p text:style-name="P1"><text:s text:c="12"/>heavy[i] = j;</text:p>
        <text:p text:style-name="P1"><text:s text:c="4"/>}</text:p>
        <text:p text:style-name="P1"/>
        <text:p text:style-name="P1"><text:s text:c="4"/>int c = 0;</text:p>
        <text:p text:style-name="P1"><text:s text:c="4"/>for (int i=0; i&lt;N; ++i)</text:p>
        <text:p text:style-name="P1"><text:s text:c="8"/>if (parent[i] == -1 || heavy[parent[i]] != i)</text:p>
        <text:p text:style-name="P1"><text:s text:c="8"/>{</text:p>
        <text:p text:style-name="P1"><text:s text:c="12"/>for (int k = i; k != -1; k = heavy[k])</text:p>
        <text:p text:style-name="P1"><text:s text:c="16"/>chain[k] = c, head[k] = i;</text:p>
        <text:p text:style-name="P1"><text:s text:c="14"/>//chain creation <text:s/>and </text:p>
        <text:p text:style-name="P1"><text:s text:c="14"/>// head of chain creation</text:p>
        <text:p text:style-name="P1"><text:s text:c="12"/>//segment tree er jonno array ekhan theke create</text:p>
        <text:p text:style-name="P1"><text:s text:c="12"/>// <text:s text:c="3"/>korte hobe see anudheeps code for help</text:p>
        <text:p text:style-name="P1"><text:s text:c="12"/>c++;</text:p>
        <text:p text:style-name="P1"><text:s text:c="8"/>}</text:p>
        <text:p text:style-name="P1">}</text:p>
        <text:p text:style-name="P1"/>
        <text:p text:style-name="P1">int lca_1(int i, int j)</text:p>
        <text:p text:style-name="P1">{</text:p>
        <text:p text:style-name="P1"><text:s text:c="4"/>while (chain[i] != chain[j])</text:p>
        <text:p text:style-name="P1"><text:s text:c="8"/>if (depth[head[i]] &gt; depth[head[j]])</text:p>
        <text:p text:style-name="P1"><text:s text:c="12"/>i = parent[head[i]];</text:p>
        <text:p text:style-name="P1"><text:s text:c="8"/>else</text:p>
        <text:p text:style-name="P1"><text:s text:c="12"/>j = parent[head[j]];</text:p>
        <text:p text:style-name="P1"/>
        <text:p text:style-name="P1"><text:s text:c="4"/>return depth[i] &lt; depth[j] ? i : j;</text:p>
        <text:p text:style-name="P1">}</text:p>
        <text:p text:style-name="P1">//Jekono ekta use korlei hobe</text:p>
        <text:p text:style-name="P1">int lca_2(int i, int j)</text:p>
        <text:p text:style-name="P1">{</text:p>
        <text:p text:style-name="P1"><text:s text:c="4"/>while (chain[i] != chain[j])</text:p>
        <text:p text:style-name="P1"><text:s text:c="4"/>{</text:p>
        <text:p text:style-name="P1"><text:soft-page-break/><text:s text:c="8"/>if (depth[head[i]] &gt; depth[head[j]])</text:p>
        <text:p text:style-name="P1"><text:s text:c="12"/>swap(i, j);</text:p>
        <text:p text:style-name="P1"><text:s text:c="8"/>j = parent[head[j]];</text:p>
        <text:p text:style-name="P1"><text:s text:c="4"/>}</text:p>
        <text:p text:style-name="P1"/>
        <text:p text:style-name="P1"><text:s text:c="4"/>if (depth[i] &gt; depth[j])</text:p>
        <text:p text:style-name="P1"><text:s text:c="8"/>swap(i, j);</text:p>
        <text:p text:style-name="P1"><text:s text:c="4"/>return i;</text:p>
        <text:p text:style-name="P1">}</text:p>
        <text:p text:style-name="P1"/>
        <text:p text:style-name="P1">void look_inside(int N)</text:p>
        <text:p text:style-name="P1">{</text:p>
        <text:p text:style-name="P1"><text:s text:c="4"/>int i;</text:p>
        <text:p text:style-name="P1"/>
        <text:p text:style-name="P1"><text:s text:c="4"/>printf("\n");</text:p>
        <text:p text:style-name="P1"><text:s text:c="4"/>printf("HEAVY: \n");</text:p>
        <text:p text:style-name="P1"><text:s text:c="4"/>printf("(i, j): i----(heavy edge)----j\n\n");</text:p>
        <text:p text:style-name="P1"/>
        <text:p text:style-name="P1"><text:s text:c="4"/>for (i = 0; i &lt; N; i++)</text:p>
        <text:p text:style-name="P1"><text:s text:c="8"/>printf("(%d, %d)\n", i, heavy[i]);</text:p>
        <text:p text:style-name="P1"/>
        <text:p text:style-name="P1"><text:s text:c="4"/>printf("\n");</text:p>
        <text:p text:style-name="P1"><text:s text:c="4"/>printf("CHAIN: \n");</text:p>
        <text:p text:style-name="P1"><text:s text:c="4"/>printf("(i, j): Node i is in group (heavy-path group) number j\n\n");</text:p>
        <text:p text:style-name="P1"/>
        <text:p text:style-name="P1"><text:s text:c="4"/>for (i = 0; i &lt; N; i++)</text:p>
        <text:p text:style-name="P1"><text:s text:c="8"/>printf("(%d, %d)\n", i, chain[i]);</text:p>
        <text:p text:style-name="P1"/>
        <text:p text:style-name="P1"><text:s text:c="4"/>printf("\n");</text:p>
        <text:p text:style-name="P1"><text:s text:c="4"/>printf("HEAD: \n");</text:p>
        <text:p text:style-name="P1"><text:s text:c="4"/>printf("(i, j): Node i goes up all the way to the highest node (j) which is in the same group\n\n");</text:p>
        <text:p text:style-name="P1"/>
        <text:p text:style-name="P1"><text:s text:c="4"/>for (i = 0; i &lt; N; i++)</text:p>
        <text:p text:style-name="P1"><text:s text:c="8"/>printf("(%d, %d)\n", i, head[i]);</text:p>
        <text:p text:style-name="P1">}</text:p>
        <text:p text:style-name="P1"/>
        <text:p text:style-name="P1">int main()</text:p>
        <text:p text:style-name="P1">{</text:p>
        <text:p text:style-name="P1"><text:s text:c="4"/>int N, i, j;</text:p>
        <text:p text:style-name="P1"/>
        <text:p text:style-name="P1"><text:s text:c="4"/>cin&gt;&gt;N;</text:p>
        <text:p text:style-name="P1"/>
        <text:p text:style-name="P1"><text:s text:c="4"/>for (i = 0; i &lt; N; i++)</text:p>
        <text:p text:style-name="P1"><text:s text:c="8"/>adj[i].clear();</text:p>
        <text:p text:style-name="P1"><text:s text:c="4"/>for(int i=1; i&lt;N; i++)</text:p>
        <text:p text:style-name="P1"><text:s text:c="4"/>{</text:p>
        <text:p text:style-name="P1"><text:s text:c="8"/>int x,y;</text:p>
        <text:p text:style-name="P1"><text:s text:c="8"/>cin&gt;&gt;x&gt;&gt;y;</text:p>
        <text:p text:style-name="P1"><text:s text:c="8"/>adj[x].push_back(y);</text:p>
        <text:p text:style-name="P1"><text:s text:c="8"/>adj[y].push_back(x);</text:p>
        <text:p text:style-name="P1"/>
        <text:p text:style-name="P1"><text:s text:c="4"/>}</text:p>
        <text:p text:style-name="P1"><text:s text:c="4"/>//heavylight_DFS(N);</text:p>
        <text:p text:style-name="P1"><text:s text:c="4"/>heavylight_BFS(N);</text:p>
        <text:p text:style-name="P1"/>
        <text:p text:style-name="P1"><text:s text:c="4"/>//printf("%d\n", lca_2(12, 16));</text:p>
        <text:p text:style-name="P1"/>
        <text:p text:style-name="P1"><text:s text:c="4"/>//printf("%d\n", lca_2(16, 12));</text:p>
        <text:p text:style-name="P1"/>
        <text:p text:style-name="P1"><text:s text:c="4"/>//printf("%d\n", lca_2(0, 7));</text:p>
        <text:p text:style-name="P1"/>
        <text:p text:style-name="P1"><text:s text:c="4"/>//printf("%d\n", lca_2(0, 24));</text:p>
        <text:p text:style-name="P1"/>
        <text:p text:style-name="P1"><text:s text:c="4"/>printf("%d\n", lca_1(1, 2));</text:p>
        <text:p text:style-name="P1"/>
        <text:p text:style-name="P1"><text:s text:c="4"/>//look_inside(N); //I just added it into this program in order to understand more about how it works</text:p>
        <text:p text:style-name="P1">}</text:p>
        <text:p text:style-name="P1"/>
        <text:p text:style-name="P1"/>
        <text:p text:style-name="P1"/>
        <text:p text:style-name="P1"/>
        <text:p text:style-name="P5"/>
        <text:p text:style-name="P1"><text:span text:style-name="T1">HLD NILOY:</text:span></text:p>
        <text:p text:style-name="P1"/>
        <text:p text:style-name="P1"/>
        <text:p text:style-name="P1"/>
        <text:p text:style-name="P1"><text:span text:style-name="T5">#include&lt;bits/stdc++.h&gt;</text:span></text:p>
        <text:p text:style-name="P1"><text:span text:style-name="T5">#define S scanf</text:span></text:p>
        <text:p text:style-name="P1"><text:span text:style-name="T5">#define P printf</text:span></text:p>
        <text:p text:style-name="P1"/>
        <text:p text:style-name="P1"><text:span text:style-name="T5">#define <text:s/>F(i,a,b) for(int i=a;i&lt;b; i++)</text:span></text:p>
        <text:p text:style-name="P1"><text:span text:style-name="T5">#define FF(i,a,b) for(i=a;i&lt;=b;i++)</text:span></text:p>
        <text:p text:style-name="P1"><text:span text:style-name="T5">#define FI(i,a,b) for((typeof(b)) i=a;i&lt;=b;i++)</text:span></text:p>
        <text:p text:style-name="P1"><text:span text:style-name="T5">#define FR(i, a, b,inc) for( <text:s/>i = (a); i &lt;= (b); i+=inc )</text:span></text:p>
        <text:p text:style-name="P1"><text:span text:style-name="T5">#define RFR(i, a, b,dec) for( <text:s/>i = (a); i &gt;= (b); i-=dec )</text:span></text:p>
        <text:p text:style-name="P1"><text:span text:style-name="T5">#define FS(x) for(typeof (x.begin()) it = x.begin(); it != x.end (); it++)</text:span></text:p>
        <text:p text:style-name="P1"><text:span text:style-name="T5">#define PR(x) for(typeof (x.begin()) it = x.begin(); it != x.end (); it++) cout &lt;&lt; *it &lt;&lt; " "; cout &lt;&lt; endl;</text:span></text:p>
        <text:p text:style-name="P1"/>
        <text:p text:style-name="P1"><text:span text:style-name="T5">#define LL long long int</text:span></text:p>
        <text:p text:style-name="P1"><text:span text:style-name="T5">#define ULL unsigned long long int</text:span></text:p>
        <text:p text:style-name="P1"><text:span text:style-name="T5">#define D double</text:span></text:p>
        <text:p text:style-name="P1"/>
        <text:p text:style-name="P1"><text:span text:style-name="T5">#define Max(a,b) <text:s text:c="3"/>(a&gt;b?a:b)</text:span></text:p>
        <text:p text:style-name="P1"><text:span text:style-name="T5">#define Min(a,b) <text:s text:c="3"/>(a&lt;b?a:b)</text:span></text:p>
        <text:p text:style-name="P1"><text:span text:style-name="T5">#define _Max(a,b,c) Max(a,Max(b,c))</text:span></text:p>
        <text:p text:style-name="P1"><text:span text:style-name="T5">#define _Min(a,b,c) Min(a,Min(b,c))</text:span></text:p>
        <text:p text:style-name="P1"><text:span text:style-name="T5">#define SQR(n) <text:s text:c="5"/>(n*n)</text:span></text:p>
        <text:p text:style-name="P1"><text:span text:style-name="T5">#define PI <text:s text:c="9"/>2.0*acos(0.0)</text:span></text:p>
        <text:p text:style-name="P1"/>
        <text:p text:style-name="P1"><text:span text:style-name="T5">#define all(a) a.begin(),a.end()</text:span></text:p>
        <text:p text:style-name="P1"><text:span text:style-name="T5">#define X <text:s/>first</text:span></text:p>
        <text:p text:style-name="P1"><text:span text:style-name="T5">#define Y <text:s/>second</text:span></text:p>
        <text:p text:style-name="P1"><text:span text:style-name="T5">#define MP make_pair</text:span></text:p>
        <text:p text:style-name="P1"/>
        <text:p text:style-name="P1"><text:span text:style-name="T5">#define PCC <text:s text:c="7"/>cout&lt;&lt;"Case "&lt;&lt;cas++&lt;&lt;": ";</text:span></text:p>
        <text:p text:style-name="P1"><text:span text:style-name="T5">#define PC <text:s text:c="8"/>printf("Case %d:",cas++);</text:span></text:p>
        <text:p text:style-name="P1"><text:soft-page-break/><text:span text:style-name="T5">#define PCN <text:s text:c="7"/>printf("Case %d:\n",cas++);</text:span></text:p>
        <text:p text:style-name="P1"><text:span text:style-name="T5">#define NL <text:s text:c="8"/>printf("\n");</text:span></text:p>
        <text:p text:style-name="P1"><text:span text:style-name="T5">#define cp <text:s text:c="8"/>printf("here\n");</text:span></text:p>
        <text:p text:style-name="P1"/>
        <text:p text:style-name="P1"><text:span text:style-name="T5">#define open <text:s text:c="6"/>freopen("input.txt","r",stdin)</text:span></text:p>
        <text:p text:style-name="P1"><text:span text:style-name="T5">#define close <text:s text:c="5"/>freopen ("output.txt","w",stdout)</text:span></text:p>
        <text:p text:style-name="P1"><text:span text:style-name="T5">#define Case(a) <text:s text:c="3"/>printf("Case %d:",a)</text:span></text:p>
        <text:p text:style-name="P1"><text:span text:style-name="T5">#define caseh(a) <text:s text:c="2"/>printf("Case #%d: ",a)</text:span></text:p>
        <text:p text:style-name="P1"><text:span text:style-name="T5">#define S1(a) <text:s text:c="5"/>scanf("%d",&amp;a)</text:span></text:p>
        <text:p text:style-name="P1"><text:span text:style-name="T5">#define S2(a,b) <text:s text:c="3"/>scanf("%d%d",&amp;a,&amp;b)</text:span></text:p>
        <text:p text:style-name="P1"><text:span text:style-name="T5">#define S3(a,b,c) <text:s/>scanf("%d%d%d",&amp;a,&amp;b,&amp;c)</text:span></text:p>
        <text:p text:style-name="P1"><text:span text:style-name="T5">#define SL1(a) <text:s text:c="4"/>scanf("%lld",&amp;a)</text:span></text:p>
        <text:p text:style-name="P1"><text:span text:style-name="T5">#define SL2(a,b) <text:s text:c="2"/>scanf("%lld%lld",&amp;a,&amp;b)</text:span></text:p>
        <text:p text:style-name="P1"><text:span text:style-name="T5">#define SL3(a,b,c) scanf("%lld%lld%lld",&amp;a,&amp;b,&amp;c)</text:span></text:p>
        <text:p text:style-name="P1"><text:span text:style-name="T5">#define CHR <text:s text:c="7"/>getchar()</text:span></text:p>
        <text:p text:style-name="P1"><text:span text:style-name="T5">#define PB(x) <text:s text:c="5"/>push_back(x)</text:span></text:p>
        <text:p text:style-name="P1"><text:span text:style-name="T5">#define pb <text:s text:c="8"/>push_back</text:span></text:p>
        <text:p text:style-name="P1"><text:span text:style-name="T5">#define PP <text:s text:c="8"/>pop_back()</text:span></text:p>
        <text:p text:style-name="P1"><text:span text:style-name="T5">#define PF(x) <text:s text:c="5"/>push_front(x)</text:span></text:p>
        <text:p text:style-name="P1"><text:span text:style-name="T5">#define PPF(x) <text:s text:c="4"/>pop_front()</text:span></text:p>
        <text:p text:style-name="P1"><text:span text:style-name="T5">#define PS(x) <text:s text:c="5"/>push(x)</text:span></text:p>
        <text:p text:style-name="P1"><text:span text:style-name="T5">#define sz() <text:s text:c="6"/>size()</text:span></text:p>
        <text:p text:style-name="P1"><text:span text:style-name="T5">#define UB <text:s text:c="8"/>upper_bound</text:span></text:p>
        <text:p text:style-name="P1"><text:span text:style-name="T5">#define LB <text:s text:c="8"/>lower_bound</text:span></text:p>
        <text:p text:style-name="P1"><text:span text:style-name="T5">#define mxe(a,n) <text:s text:c="2"/>(*max_element(a,a+n))</text:span></text:p>
        <text:p text:style-name="P1"><text:span text:style-name="T5">#define mne(a,n) <text:s text:c="2"/>(*min_element(a,a+n))</text:span></text:p>
        <text:p text:style-name="P1"><text:span text:style-name="T5">#define SUM(a,n) <text:s text:c="2"/>(accumulate(a,a+n,0))</text:span></text:p>
        <text:p text:style-name="P1"><text:span text:style-name="T5">#define countbit(x) __builtin_popcount(x)</text:span></text:p>
        <text:p text:style-name="P1"><text:span text:style-name="T5">#define DBG(n) <text:s text:c="5"/>P("Done %d\n",n);</text:span></text:p>
        <text:p text:style-name="P1"/>
        <text:p text:style-name="P1"><text:span text:style-name="T5">// I/O</text:span></text:p>
        <text:p text:style-name="P1"><text:span text:style-name="T5">#define I(X) <text:s text:c="22"/>scanf("%d", &amp;(X))</text:span></text:p>
        <text:p text:style-name="P1"><text:span text:style-name="T5">#define II(X, Y) <text:s text:c="18"/>scanf("%d%d", &amp;(X), &amp;(Y))</text:span></text:p>
        <text:p text:style-name="P1"><text:span text:style-name="T5">#define III(X, Y, Z) <text:s text:c="14"/>scanf("%d%d%d", &amp;(X), &amp;(Y), &amp;(Z))</text:span></text:p>
        <text:p text:style-name="P1"><text:span text:style-name="T5">#define DI(X) int (X); <text:s text:c="12"/>scanf("%d", &amp;X)</text:span></text:p>
        <text:p text:style-name="P1"><text:span text:style-name="T5">#define DII(X, Y) int X, Y; <text:s text:c="7"/>scanf("%d%d", &amp;X, &amp;Y)</text:span></text:p>
        <text:p text:style-name="P1"><text:span text:style-name="T5">#define DIII(X, Y, Z) int X, Y, Z; scanf("%d%d%d", &amp;X, &amp;Y, &amp;Z)</text:span></text:p>
        <text:p text:style-name="P1"/>
        <text:p text:style-name="P1"><text:span text:style-name="T5">#define ILL(X) <text:s text:c="9"/>scanf("%lld", &amp;(X))</text:span></text:p>
        <text:p text:style-name="P1"><text:span text:style-name="T5">#define DILL(X) LL (X); scanf("%lld", &amp;X)</text:span></text:p>
        <text:p text:style-name="P1"/>
        <text:p text:style-name="P1"><text:span text:style-name="T5">// LOOP</text:span></text:p>
        <text:p text:style-name="P1"><text:span text:style-name="T5">#define repv(i,a) for(int i=0;i&lt;(int)a.size();i++)</text:span></text:p>
        <text:p text:style-name="P1"><text:span text:style-name="T5">#define revv(i,a) for(int i=((int)a.size())-1;i&gt;=0;i--)</text:span></text:p>
        <text:p text:style-name="P1"><text:span text:style-name="T5">#define rep(i,a,b) for(int i=a;i&lt;=b;i++)</text:span></text:p>
        <text:p text:style-name="P1"><text:span text:style-name="T5">#define rev(i,a,b) for(int i=a;i&gt;=b;i--)</text:span></text:p>
        <text:p text:style-name="P1"/>
        <text:p text:style-name="P1"><text:span text:style-name="T5">#define FS(x) for(typeof (x.begin()) it = x.begin(); it != x.end (); it++)</text:span></text:p>
        <text:p text:style-name="P1"><text:span text:style-name="T5">#define PR(x) for(typeof (x.begin()) it = x.begin(); it != x.end (); it++) { <text:s/>cout &lt;&lt; *it &lt;&lt; " "; } cout &lt;&lt; endl;</text:span></text:p>
        <text:p text:style-name="P1"/>
        <text:p text:style-name="P1"><text:span text:style-name="T5">#define MEM(a,val) memset(a,val,sizeof(a));</text:span></text:p>
        <text:p text:style-name="P1"><text:span text:style-name="T5">#define SET(a) <text:s text:c="4"/>memset(a,-1,sizeof a)</text:span></text:p>
        <text:p text:style-name="P1"><text:span text:style-name="T5">#define CLR(a) <text:s text:c="4"/>memset(a,0,sizeof a)</text:span></text:p>
        <text:p text:style-name="P1"/>
        <text:p text:style-name="P1"/>
        <text:p text:style-name="P1"><text:span text:style-name="T5">using namespace std;</text:span></text:p>
        <text:p text:style-name="P1"/>
        <text:p text:style-name="P1"><text:span text:style-name="T5">#define VI <text:s/>vector&lt; int &gt;</text:span></text:p>
        <text:p text:style-name="P1"><text:span text:style-name="T5">#define VII vector&lt; VI &gt;</text:span></text:p>
        <text:p text:style-name="P1"><text:span text:style-name="T5">#define VLL vector&lt; LL &gt;</text:span></text:p>
        <text:p text:style-name="P1"><text:span text:style-name="T5">#define PII pair&lt; int , int &gt;</text:span></text:p>
        <text:p text:style-name="P1"><text:span text:style-name="T5">#define PLL pair&lt; LL , LL &gt;</text:span></text:p>
        <text:p text:style-name="P1"><text:span text:style-name="T5">#define VPI vector&lt; PII &gt;</text:span></text:p>
        <text:p text:style-name="P1"/>
        <text:p text:style-name="P1"><text:span text:style-name="T5">/// <text:s text:c="8"/>0123456789</text:span></text:p>
        <text:p text:style-name="P1"><text:span text:style-name="T5">#define MX <text:s/>500007</text:span></text:p>
        <text:p text:style-name="P1"><text:span text:style-name="T5">#define MOD 1000000007</text:span></text:p>
        <text:p text:style-name="P1"><text:span text:style-name="T5">#define INF (1&lt;&lt;30)-1+(1&lt;&lt;30)</text:span></text:p>
        <text:p text:style-name="P1"><text:span text:style-name="T5">#define eps 1e-9</text:span></text:p>
        <text:p text:style-name="P1"/>
        <text:p text:style-name="P1"><text:span text:style-name="T5">#define base ((1&lt;&lt;l)-1)</text:span></text:p>
        <text:p text:style-name="P1"><text:span text:style-name="T5">#define lft (idx&lt;&lt;1)</text:span></text:p>
        <text:p text:style-name="P1"><text:span text:style-name="T5">#define rgt (lft|1)</text:span></text:p>
        <text:p text:style-name="P1"><text:span text:style-name="T5">#define mid ((l+r)&gt;&gt;1)</text:span></text:p>
        <text:p text:style-name="P1"/>
        <text:p text:style-name="P1"><text:span text:style-name="T5">/// Hashing Bases &amp; MOD</text:span></text:p>
        <text:p text:style-name="P1"><text:span text:style-name="T5">/// <text:s text:c="10"/>0123456789</text:span></text:p>
        <text:p text:style-name="P1"><text:span text:style-name="T5">#define Base1 10000019ULL</text:span></text:p>
        <text:p text:style-name="P1"><text:span text:style-name="T5">#define Base2 10000079ULL</text:span></text:p>
        <text:p text:style-name="P1"><text:span text:style-name="T5">#define Base3 10000103ULL</text:span></text:p>
        <text:p text:style-name="P1"><text:span text:style-name="T5">#define MOD1 <text:s/>1000000007ULL</text:span></text:p>
        <text:p text:style-name="P1"><text:span text:style-name="T5">#define MOD2 <text:s/>1000000009ULL</text:span></text:p>
        <text:p text:style-name="P1"><text:span text:style-name="T5">#define MOD3 <text:s/>1000000021ULL</text:span></text:p>
        <text:p text:style-name="P1"/>
        <text:p text:style-name="P1"><text:span text:style-name="T5">VI adj[MX];</text:span></text:p>
        <text:p text:style-name="P1"><text:span text:style-name="T5">int chainNo,ptr;</text:span></text:p>
        <text:p text:style-name="P1"><text:span text:style-name="T5">int T[MX],L[MX];</text:span></text:p>
        <text:p text:style-name="P1"><text:span text:style-name="T5">int subTree[MX];</text:span></text:p>
        <text:p text:style-name="P1"><text:span text:style-name="T5">int Start[MX],chainID[MX];</text:span></text:p>
        <text:p text:style-name="P1"><text:span text:style-name="T5">int pos[MX];</text:span></text:p>
        <text:p text:style-name="P1"><text:span text:style-name="T5">int cvr[MX][2];</text:span></text:p>
        <text:p text:style-name="P1"><text:span text:style-name="T5">int Tree[4*MX];</text:span></text:p>
        <text:p text:style-name="P1"/>
        <text:p text:style-name="P1"><text:span text:style-name="T5">void Build(int idx,int l,int r)</text:span></text:p>
        <text:p text:style-name="P1"><text:span text:style-name="T5">{</text:span></text:p>
        <text:p text:style-name="P1"><text:span text:style-name="T5"><text:s text:c="4"/>if (l == r)</text:span></text:p>
        <text:p text:style-name="P1"><text:span text:style-name="T5"><text:s text:c="4"/>{</text:span></text:p>
        <text:p text:style-name="P1"><text:span text:style-name="T5"><text:s text:c="8"/>Tree[idx] = 2;</text:span></text:p>
        <text:p text:style-name="P1"><text:span text:style-name="T5"><text:s text:c="8"/>return;</text:span></text:p>
        <text:p text:style-name="P1"><text:span text:style-name="T5"><text:s text:c="4"/>}</text:span></text:p>
        <text:p text:style-name="P1"/>
        <text:p text:style-name="P1"><text:span text:style-name="T5"><text:s text:c="4"/>Build(lft,l,mid);</text:span></text:p>
        <text:p text:style-name="P1"><text:span text:style-name="T5"><text:s text:c="4"/>Build(rgt,mid+1,r);</text:span></text:p>
        <text:p text:style-name="P1"><text:span text:style-name="T5">}</text:span></text:p>
        <text:p text:style-name="P1"/>
        <text:p text:style-name="P1"><text:span text:style-name="T5">void Update(int idx,int l,int r,int s,int e,int v)</text:span></text:p>
        <text:p text:style-name="P1"><text:span text:style-name="T5">{</text:span></text:p>
        <text:p text:style-name="P1"><text:span text:style-name="T5"><text:s text:c="4"/>if (l == s &amp;&amp; r == e)</text:span></text:p>
        <text:p text:style-name="P1"><text:soft-page-break/><text:span text:style-name="T5"><text:s text:c="4"/>{</text:span></text:p>
        <text:p text:style-name="P1"><text:span text:style-name="T5"><text:s text:c="8"/>Tree[idx] = v;</text:span></text:p>
        <text:p text:style-name="P1"><text:span text:style-name="T5"><text:s text:c="8"/>return ;</text:span></text:p>
        <text:p text:style-name="P1"><text:span text:style-name="T5"><text:s text:c="4"/>}</text:span></text:p>
        <text:p text:style-name="P1"/>
        <text:p text:style-name="P1"><text:span text:style-name="T5"><text:s text:c="4"/>if (Tree[idx])</text:span></text:p>
        <text:p text:style-name="P1"><text:span text:style-name="T5"><text:s text:c="4"/>{</text:span></text:p>
        <text:p text:style-name="P1"><text:span text:style-name="T5"><text:s text:c="8"/>Tree[lft] = Tree[idx];</text:span></text:p>
        <text:p text:style-name="P1"><text:span text:style-name="T5"><text:s text:c="8"/>Tree[rgt] = Tree[idx];</text:span></text:p>
        <text:p text:style-name="P1"/>
        <text:p text:style-name="P1"><text:span text:style-name="T5"><text:s text:c="8"/>Tree[idx] = 0;</text:span></text:p>
        <text:p text:style-name="P1"><text:span text:style-name="T5"><text:s text:c="4"/>}</text:span></text:p>
        <text:p text:style-name="P1"/>
        <text:p text:style-name="P1"><text:span text:style-name="T5"><text:s text:c="4"/>if (e &lt;= mid) <text:s text:c="10"/>Update(lft,l,mid,s,e,v);</text:span></text:p>
        <text:p text:style-name="P1"><text:span text:style-name="T5"><text:s text:c="4"/>else if (s &gt; mid) <text:s text:c="6"/>Update(rgt,mid+1,r,s,e,v);</text:span></text:p>
        <text:p text:style-name="P1"><text:span text:style-name="T5"><text:s text:c="4"/>else <text:s text:c="19"/>Update(lft,l,mid,s,mid,v), Update(rgt,mid+1,r,mid+1,e,v);</text:span></text:p>
        <text:p text:style-name="P1"><text:span text:style-name="T5">}</text:span></text:p>
        <text:p text:style-name="P1"/>
        <text:p text:style-name="P1"><text:span text:style-name="T5">int Query(int idx,int l,int r,int p)</text:span></text:p>
        <text:p text:style-name="P1"><text:span text:style-name="T5">{</text:span></text:p>
        <text:p text:style-name="P1"><text:span text:style-name="T5"><text:s text:c="4"/>if (l == r) <text:s text:c="4"/>return Tree[idx];</text:span></text:p>
        <text:p text:style-name="P1"/>
        <text:p text:style-name="P1"><text:span text:style-name="T5"><text:s text:c="4"/>if(Tree[idx])</text:span></text:p>
        <text:p text:style-name="P1"><text:span text:style-name="T5"><text:s text:c="4"/>{</text:span></text:p>
        <text:p text:style-name="P1"><text:span text:style-name="T5"><text:s text:c="8"/>Tree[lft] = Tree[idx];</text:span></text:p>
        <text:p text:style-name="P1"><text:span text:style-name="T5"><text:s text:c="8"/>Tree[rgt] = Tree[idx];</text:span></text:p>
        <text:p text:style-name="P1"/>
        <text:p text:style-name="P1"><text:span text:style-name="T5"><text:s text:c="8"/>Tree[idx] = 0;</text:span></text:p>
        <text:p text:style-name="P1"><text:span text:style-name="T5"><text:s text:c="4"/>}</text:span></text:p>
        <text:p text:style-name="P1"/>
        <text:p text:style-name="P1"><text:span text:style-name="T5"><text:s text:c="4"/>if (p &lt;= mid) <text:s text:c="10"/>Query(lft,l,mid,p);</text:span></text:p>
        <text:p text:style-name="P1"><text:span text:style-name="T5"><text:s text:c="4"/>else <text:s text:c="19"/>Query(rgt,mid+1,r,p);</text:span></text:p>
        <text:p text:style-name="P1"><text:span text:style-name="T5">}</text:span></text:p>
        <text:p text:style-name="P1"/>
        <text:p text:style-name="P1"><text:span text:style-name="T5">void Dfs(int u,int p,int l)</text:span></text:p>
        <text:p text:style-name="P1"><text:span text:style-name="T5">{</text:span></text:p>
        <text:p text:style-name="P1"><text:span text:style-name="T5"><text:s text:c="4"/>T[u] = p;</text:span></text:p>
        <text:p text:style-name="P1"><text:span text:style-name="T5"><text:s text:c="4"/>L[u] = l;</text:span></text:p>
        <text:p text:style-name="P1"/>
        <text:p text:style-name="P1"><text:span text:style-name="T5"><text:s text:c="4"/>subTree[u] = 1;</text:span></text:p>
        <text:p text:style-name="P1"/>
        <text:p text:style-name="P1"><text:span text:style-name="T5"><text:s text:c="4"/>for (int i=0; i&lt;adj[u].size(); i++)</text:span></text:p>
        <text:p text:style-name="P1"><text:span text:style-name="T5"><text:s text:c="4"/>{</text:span></text:p>
        <text:p text:style-name="P1"><text:span text:style-name="T5"><text:s text:c="8"/>int v= adj[u][i];</text:span></text:p>
        <text:p text:style-name="P1"/>
        <text:p text:style-name="P1"><text:span text:style-name="T5"><text:s text:c="8"/>if (v == p) <text:s text:c="4"/>continue;</text:span></text:p>
        <text:p text:style-name="P1"/>
        <text:p text:style-name="P1"><text:span text:style-name="T5"><text:s text:c="8"/>Dfs(v,u,l+1);</text:span></text:p>
        <text:p text:style-name="P1"><text:span text:style-name="T5"><text:s text:c="8"/>subTree[u] += subTree[v];</text:span></text:p>
        <text:p text:style-name="P1"><text:span text:style-name="T5"><text:s text:c="4"/>}</text:span></text:p>
        <text:p text:style-name="P1"><text:span text:style-name="T5">}</text:span></text:p>
        <text:p text:style-name="P1"/>
        <text:p text:style-name="P1"><text:span text:style-name="T5">void HLD(int u,int p)</text:span></text:p>
        <text:p text:style-name="P1"><text:span text:style-name="T5">{</text:span></text:p>
        <text:p text:style-name="P1"><text:span text:style-name="T5"><text:s text:c="4"/>if (Start[chainNo] == 0)</text:span></text:p>
        <text:p text:style-name="P1"><text:span text:style-name="T5"><text:s text:c="8"/>Start[chainNo] = u;</text:span></text:p>
        <text:p text:style-name="P1"/>
        <text:p text:style-name="P1"><text:span text:style-name="T5"><text:s text:c="4"/>chainID[u] = chainNo;</text:span></text:p>
        <text:p text:style-name="P1"><text:span text:style-name="T5"><text:s text:c="4"/>pos[u] = ++ptr;</text:span></text:p>
        <text:p text:style-name="P1"><text:span text:style-name="T5"><text:s text:c="4"/>cvr[u][0] = ptr;</text:span></text:p>
        <text:p text:style-name="P1"/>
        <text:p text:style-name="P1"><text:span text:style-name="T5"><text:s text:c="4"/>int sc = -1, mx = -1;</text:span></text:p>
        <text:p text:style-name="P1"/>
        <text:p text:style-name="P1"><text:span text:style-name="T5"><text:s text:c="4"/>for (int i=0; i&lt;adj[u].size(); i++)</text:span></text:p>
        <text:p text:style-name="P1"><text:span text:style-name="T5"><text:s text:c="4"/>{</text:span></text:p>
        <text:p text:style-name="P1"><text:span text:style-name="T5"><text:s text:c="8"/>int v = adj[u][i];</text:span></text:p>
        <text:p text:style-name="P1"/>
        <text:p text:style-name="P1"><text:span text:style-name="T5"><text:s text:c="8"/>if ( v!= p &amp;&amp; subTree[v] &gt; mx)</text:span></text:p>
        <text:p text:style-name="P1"><text:span text:style-name="T5"><text:s text:c="8"/>{</text:span></text:p>
        <text:p text:style-name="P1"><text:span text:style-name="T5"><text:s text:c="12"/>sc = i;</text:span></text:p>
        <text:p text:style-name="P1"><text:span text:style-name="T5"><text:s text:c="12"/>mx = subTree[v];</text:span></text:p>
        <text:p text:style-name="P1"><text:span text:style-name="T5"><text:s text:c="8"/>}</text:span></text:p>
        <text:p text:style-name="P1"><text:span text:style-name="T5"><text:s text:c="4"/>}</text:span></text:p>
        <text:p text:style-name="P1"/>
        <text:p text:style-name="P1"><text:span text:style-name="T5"><text:s text:c="4"/>if (sc != -1 ) <text:s text:c="5"/>HLD(adj[u][sc],u);</text:span></text:p>
        <text:p text:style-name="P1"/>
        <text:p text:style-name="P1"><text:span text:style-name="T5"><text:s text:c="4"/>for (int i=0; i&lt;adj[u].size(); i++)</text:span></text:p>
        <text:p text:style-name="P1"><text:span text:style-name="T5"><text:s text:c="4"/>{</text:span></text:p>
        <text:p text:style-name="P1"><text:span text:style-name="T5"><text:s text:c="8"/>if (i == sc) <text:s text:c="7"/>continue;</text:span></text:p>
        <text:p text:style-name="P1"/>
        <text:p text:style-name="P1"><text:span text:style-name="T5"><text:s text:c="8"/>int v= adj[u][i];</text:span></text:p>
        <text:p text:style-name="P1"/>
        <text:p text:style-name="P1"><text:span text:style-name="T5"><text:s text:c="8"/>if (v!=p)</text:span></text:p>
        <text:p text:style-name="P1"><text:span text:style-name="T5"><text:s text:c="8"/>{</text:span></text:p>
        <text:p text:style-name="P1"><text:span text:style-name="T5"><text:s text:c="12"/>chainNo++;</text:span></text:p>
        <text:p text:style-name="P1"><text:span text:style-name="T5"><text:s text:c="12"/>HLD(v,u);</text:span></text:p>
        <text:p text:style-name="P1"><text:span text:style-name="T5"><text:s text:c="8"/>}</text:span></text:p>
        <text:p text:style-name="P1"><text:span text:style-name="T5"><text:s text:c="4"/>}</text:span></text:p>
        <text:p text:style-name="P1"/>
        <text:p text:style-name="P1"><text:span text:style-name="T5"><text:s text:c="4"/>cvr[u][1] = ptr;</text:span></text:p>
        <text:p text:style-name="P1"><text:span text:style-name="T5">}</text:span></text:p>
        <text:p text:style-name="P1"/>
        <text:p text:style-name="P1"><text:span text:style-name="T5">void UpdateAncestor(int u,int n)</text:span></text:p>
        <text:p text:style-name="P1"><text:span text:style-name="T5">{</text:span></text:p>
        <text:p text:style-name="P1"><text:span text:style-name="T5"><text:s text:c="4"/>while(u != -1)</text:span></text:p>
        <text:p text:style-name="P1"><text:span text:style-name="T5"><text:s text:c="4"/>{</text:span></text:p>
        <text:p text:style-name="P1"><text:span text:style-name="T5"><text:s text:c="8"/>int uChain = chainID[ u ];</text:span></text:p>
        <text:p text:style-name="P1"><text:span text:style-name="T5"><text:s text:c="8"/>int st = Start[uChain];</text:span></text:p>
        <text:p text:style-name="P1"/>
        <text:p text:style-name="P1"><text:span text:style-name="T5"><text:s text:c="8"/>Update(1,1,n,pos[st],pos[u],2);</text:span></text:p>
        <text:p text:style-name="P1"><text:span text:style-name="T5"><text:s text:c="8"/>u = T[st];</text:span></text:p>
        <text:p text:style-name="P1"><text:span text:style-name="T5"><text:s text:c="4"/>}</text:span></text:p>
        <text:p text:style-name="P1"><text:span text:style-name="T5">}</text:span></text:p>
        <text:p text:style-name="P1"/>
        <text:p text:style-name="P1"><text:span text:style-name="T5">void UpdateChild(int u,int n)</text:span></text:p>
        <text:p text:style-name="P1"><text:span text:style-name="T5">{</text:span></text:p>
        <text:p text:style-name="P1"><text:span text:style-name="T5"><text:s text:c="4"/>int st = cvr[u][0];</text:span></text:p>
        <text:p text:style-name="P1"><text:span text:style-name="T5"><text:s text:c="4"/>int ed = cvr[u][1];</text:span></text:p>
        <text:p text:style-name="P1"/>
        <text:p text:style-name="P1"><text:span text:style-name="T5"><text:s text:c="4"/>Update(1,1,n,st,ed,1);</text:span></text:p>
        <text:p text:style-name="P1"><text:span text:style-name="T5">}</text:span></text:p>
        <text:p text:style-name="P1"><text:soft-page-break/></text:p>
        <text:p text:style-name="P1"><text:span text:style-name="T5">int main()</text:span></text:p>
        <text:p text:style-name="P1"><text:span text:style-name="T5">{</text:span></text:p>
        <text:p text:style-name="P1"><text:span text:style-name="T5"><text:s text:c="4"/>DI(n);</text:span></text:p>
        <text:p text:style-name="P1"><text:span text:style-name="T5"><text:s text:c="4"/>Build(1,1,n);</text:span></text:p>
        <text:p text:style-name="P1"/>
        <text:p text:style-name="P1"><text:span text:style-name="T5"><text:s text:c="4"/>for (int i=1; i&lt;n; i++)</text:span></text:p>
        <text:p text:style-name="P1"><text:span text:style-name="T5"><text:s text:c="4"/>{</text:span></text:p>
        <text:p text:style-name="P1"><text:span text:style-name="T5"><text:s text:c="8"/>DII(u,v);</text:span></text:p>
        <text:p text:style-name="P1"/>
        <text:p text:style-name="P1"><text:span text:style-name="T5"><text:s text:c="8"/>adj[u].PB(v);</text:span></text:p>
        <text:p text:style-name="P1"><text:span text:style-name="T5"><text:s text:c="8"/>adj[v].PB(u);</text:span></text:p>
        <text:p text:style-name="P1"><text:span text:style-name="T5"><text:s text:c="4"/>}</text:span></text:p>
        <text:p text:style-name="P1"/>
        <text:p text:style-name="P1"><text:span text:style-name="T5"><text:s text:c="4"/>chainNo = 1;</text:span></text:p>
        <text:p text:style-name="P1"><text:span text:style-name="T5"><text:s text:c="4"/>ptr = 0;</text:span></text:p>
        <text:p text:style-name="P1"/>
        <text:p text:style-name="P1"><text:span text:style-name="T5"><text:s text:c="4"/>Dfs(1,-1,0);</text:span></text:p>
        <text:p text:style-name="P1"><text:span text:style-name="T5"><text:s text:c="4"/>HLD(1,-1);</text:span></text:p>
        <text:p text:style-name="P1"/>
        <text:p text:style-name="P1"><text:span text:style-name="T5"><text:s text:c="4"/>DI(q);</text:span></text:p>
        <text:p text:style-name="P1"/>
        <text:p text:style-name="P1"><text:span text:style-name="T5"><text:s text:c="4"/>while(q--)</text:span></text:p>
        <text:p text:style-name="P1"><text:span text:style-name="T5"><text:s text:c="4"/>{</text:span></text:p>
        <text:p text:style-name="P1"><text:span text:style-name="T5"><text:s text:c="8"/>DII(x,y);</text:span></text:p>
        <text:p text:style-name="P1"/>
        <text:p text:style-name="P1"><text:span text:style-name="T5"><text:s text:c="8"/>if (x == 1) <text:s text:c="4"/>UpdateChild(y,n);</text:span></text:p>
        <text:p text:style-name="P1"><text:span text:style-name="T5"><text:s text:c="8"/>if (x == 2) <text:s text:c="4"/>UpdateAncestor(y,n);</text:span></text:p>
        <text:p text:style-name="P1"><text:span text:style-name="T5"><text:s text:c="8"/>if (x == 3) <text:s text:c="4"/>P("%d\n",Query(1,1,n,pos[y])%2);</text:span></text:p>
        <text:p text:style-name="P1"><text:span text:style-name="T5"><text:s text:c="4"/>}</text:span></text:p>
        <text:p text:style-name="P1"><text:span text:style-name="T5"><text:s text:c="4"/>return 0;</text:span></text:p>
        <text:p text:style-name="P1"><text:span text:style-name="T5">}</text:span></text:p>
        <text:p text:style-name="P1"/>
        <text:p text:style-name="P1"/>
        <text:p text:style-name="P1"/>
        <text:p text:style-name="P1"><text:span text:style-name="T1">HLD ANUDHEEP:</text:span></text:p>
        <text:p text:style-name="P1"/>
        <text:p text:style-name="P1"/>
        <text:p text:style-name="P1"/>
        <text:p text:style-name="P1"><text:span text:style-name="T5">//From Anudeep nekhanti //</text:span></text:p>
        <text:p text:style-name="P1"/>
        <text:p text:style-name="P1"><text:span text:style-name="T5">#include &lt;cstdio&gt;</text:span></text:p>
        <text:p text:style-name="P1"><text:span text:style-name="T5">#include &lt;vector&gt;</text:span></text:p>
        <text:p text:style-name="P1"><text:span text:style-name="T5">using namespace std;</text:span></text:p>
        <text:p text:style-name="P1"/>
        <text:p text:style-name="P1"><text:span text:style-name="T5">#define root 0</text:span></text:p>
        <text:p text:style-name="P1"><text:span text:style-name="T5">#define N 10100</text:span></text:p>
        <text:p text:style-name="P1"><text:span text:style-name="T5">#define LN 14</text:span></text:p>
        <text:p text:style-name="P1"/>
        <text:p text:style-name="P1"><text:span text:style-name="T5">vector &lt;int&gt; adj[N], costs[N], indexx[N];</text:span></text:p>
        <text:p text:style-name="P1"><text:span text:style-name="T5">int baseArray[N], ptr;</text:span></text:p>
        <text:p text:style-name="P1"><text:span text:style-name="T5">int chainNo, chainInd[N], chainHead[N], posInBase[N];</text:span></text:p>
        <text:p text:style-name="P1"><text:span text:style-name="T5">int depth[N], pa[LN][N], otherEnd[N], subsize[N];</text:span></text:p>
        <text:p text:style-name="P1"><text:span text:style-name="T5">int st[N*6], qt[N*6];</text:span></text:p>
        <text:p text:style-name="P1"/>
        <text:p text:style-name="P1"><text:span text:style-name="T5">/*</text:span></text:p>
        <text:p text:style-name="P1"><text:span text:style-name="T5"><text:s/>* make_tree:</text:span></text:p>
        <text:p text:style-name="P1"><text:span text:style-name="T5"><text:s/>* Used to construct the segment tree. It uses the baseArray for construction</text:span></text:p>
        <text:p text:style-name="P1"><text:span text:style-name="T5"><text:s/>*/</text:span></text:p>
        <text:p text:style-name="P1"><text:span text:style-name="T5">void make_tree(int cur, int s, int e)</text:span></text:p>
        <text:p text:style-name="P1"><text:span text:style-name="T5">{</text:span></text:p>
        <text:p text:style-name="P1"><text:span text:style-name="T5"><text:s text:c="4"/>if(s == e-1)</text:span></text:p>
        <text:p text:style-name="P1"><text:span text:style-name="T5"><text:s text:c="4"/>{</text:span></text:p>
        <text:p text:style-name="P1"><text:span text:style-name="T5"><text:s text:c="8"/>st[cur] = baseArray[s];</text:span></text:p>
        <text:p text:style-name="P1"><text:span text:style-name="T5"><text:s text:c="8"/>return;</text:span></text:p>
        <text:p text:style-name="P1"><text:span text:style-name="T5"><text:s text:c="4"/>}</text:span></text:p>
        <text:p text:style-name="P1"><text:span text:style-name="T5"><text:s text:c="4"/>int c1 = (cur&lt;&lt;1), c2 = c1 | 1, m = (s+e)&gt;&gt;1;</text:span></text:p>
        <text:p text:style-name="P1"><text:span text:style-name="T5"><text:s text:c="4"/>make_tree(c1, s, m);</text:span></text:p>
        <text:p text:style-name="P1"><text:span text:style-name="T5"><text:s text:c="4"/>make_tree(c2, m, e);</text:span></text:p>
        <text:p text:style-name="P1"><text:span text:style-name="T5"><text:s text:c="4"/>st[cur] = st[c1] &gt; st[c2] ? st[c1] : st[c2];</text:span></text:p>
        <text:p text:style-name="P1"><text:span text:style-name="T5">}</text:span></text:p>
        <text:p text:style-name="P1"/>
        <text:p text:style-name="P1"><text:span text:style-name="T5">/*</text:span></text:p>
        <text:p text:style-name="P1"><text:span text:style-name="T5"><text:s/>* update_tree:</text:span></text:p>
        <text:p text:style-name="P1"><text:span text:style-name="T5"><text:s/>* Point update. Update a single element of the segment tree.</text:span></text:p>
        <text:p text:style-name="P1"><text:span text:style-name="T5"><text:s/>*/</text:span></text:p>
        <text:p text:style-name="P1"><text:span text:style-name="T5">void update_tree(int cur, int s, int e, int x, int val)</text:span></text:p>
        <text:p text:style-name="P1"><text:span text:style-name="T5">{</text:span></text:p>
        <text:p text:style-name="P1"><text:span text:style-name="T5"><text:s text:c="4"/>if(s &gt; x || e &lt;= x) return;</text:span></text:p>
        <text:p text:style-name="P1"><text:span text:style-name="T5"><text:s text:c="4"/>if(s == x &amp;&amp; s == e-1)</text:span></text:p>
        <text:p text:style-name="P1"><text:span text:style-name="T5"><text:s text:c="4"/>{</text:span></text:p>
        <text:p text:style-name="P1"><text:span text:style-name="T5"><text:s text:c="8"/>st[cur] = val;</text:span></text:p>
        <text:p text:style-name="P1"><text:span text:style-name="T5"><text:s text:c="8"/>return;</text:span></text:p>
        <text:p text:style-name="P1"><text:span text:style-name="T5"><text:s text:c="4"/>}</text:span></text:p>
        <text:p text:style-name="P1"><text:span text:style-name="T5"><text:s text:c="4"/>int c1 = (cur&lt;&lt;1), c2 = c1 | 1, m = (s+e)&gt;&gt;1;</text:span></text:p>
        <text:p text:style-name="P1"><text:span text:style-name="T5"><text:s text:c="4"/>update_tree(c1, s, m, x, val);</text:span></text:p>
        <text:p text:style-name="P1"><text:span text:style-name="T5"><text:s text:c="4"/>update_tree(c2, m, e, x, val);</text:span></text:p>
        <text:p text:style-name="P1"><text:span text:style-name="T5"><text:s text:c="4"/>st[cur] = st[c1] &gt; st[c2] ? st[c1] : st[c2];</text:span></text:p>
        <text:p text:style-name="P1"><text:span text:style-name="T5">}</text:span></text:p>
        <text:p text:style-name="P1"/>
        <text:p text:style-name="P1"><text:span text:style-name="T5">/*</text:span></text:p>
        <text:p text:style-name="P1"><text:span text:style-name="T5"><text:s/>* query_tree:</text:span></text:p>
        <text:p text:style-name="P1"><text:span text:style-name="T5"><text:s/>* Given S and E, it will return the maximum value in the range [S,E)</text:span></text:p>
        <text:p text:style-name="P1"><text:span text:style-name="T5"><text:s/>*/</text:span></text:p>
        <text:p text:style-name="P1"><text:span text:style-name="T5">void query_tree(int cur, int s, int e, int S, int E)</text:span></text:p>
        <text:p text:style-name="P1"><text:span text:style-name="T5">{</text:span></text:p>
        <text:p text:style-name="P1"><text:span text:style-name="T5"><text:s text:c="4"/>if(s &gt;= E || e &lt;= S)</text:span></text:p>
        <text:p text:style-name="P1"><text:span text:style-name="T5"><text:s text:c="4"/>{</text:span></text:p>
        <text:p text:style-name="P1"><text:span text:style-name="T5"><text:s text:c="8"/>qt[cur] = -1;</text:span></text:p>
        <text:p text:style-name="P1"><text:span text:style-name="T5"><text:s text:c="8"/>return;</text:span></text:p>
        <text:p text:style-name="P1"><text:span text:style-name="T5"><text:s text:c="4"/>}</text:span></text:p>
        <text:p text:style-name="P1"><text:span text:style-name="T5"><text:s text:c="4"/>if(s &gt;= S &amp;&amp; e &lt;= E)</text:span></text:p>
        <text:p text:style-name="P1"><text:span text:style-name="T5"><text:s text:c="4"/>{</text:span></text:p>
        <text:p text:style-name="P1"><text:span text:style-name="T5"><text:s text:c="8"/>qt[cur] = st[cur];</text:span></text:p>
        <text:p text:style-name="P1"><text:span text:style-name="T5"><text:s text:c="8"/>return;</text:span></text:p>
        <text:p text:style-name="P1"><text:span text:style-name="T5"><text:s text:c="4"/>}</text:span></text:p>
        <text:p text:style-name="P1"><text:span text:style-name="T5"><text:s text:c="4"/>int c1 = (cur&lt;&lt;1), c2 = c1 | 1, m = (s+e)&gt;&gt;1;</text:span></text:p>
        <text:p text:style-name="P1"><text:span text:style-name="T5"><text:s text:c="4"/>query_tree(c1, s, m, S, E);</text:span></text:p>
        <text:p text:style-name="P1"><text:soft-page-break/><text:span text:style-name="T5"><text:s text:c="4"/>query_tree(c2, m, e, S, E);</text:span></text:p>
        <text:p text:style-name="P1"><text:span text:style-name="T5"><text:s text:c="4"/>qt[cur] = qt[c1] &gt; qt[c2] ? qt[c1] : qt[c2];</text:span></text:p>
        <text:p text:style-name="P1"><text:span text:style-name="T5">}</text:span></text:p>
        <text:p text:style-name="P1"/>
        <text:p text:style-name="P1"><text:span text:style-name="T5">/*</text:span></text:p>
        <text:p text:style-name="P1"><text:span text:style-name="T5"><text:s/>* query_up:</text:span></text:p>
        <text:p text:style-name="P1"><text:span text:style-name="T5"><text:s/>* It takes two nodes u and v, condition is that v is an ancestor of u</text:span></text:p>
        <text:p text:style-name="P1"><text:span text:style-name="T5"><text:s/>* We query the chain in which u is present till chain head, then move to next chain up</text:span></text:p>
        <text:p text:style-name="P1"><text:span text:style-name="T5"><text:s/>* We do that way till u and v are in the same chain, we query for that part of chain and break</text:span></text:p>
        <text:p text:style-name="P1"><text:span text:style-name="T5"><text:s/>*/</text:span></text:p>
        <text:p text:style-name="P1"/>
        <text:p text:style-name="P1"><text:span text:style-name="T5">int query_up(int u, int v)</text:span></text:p>
        <text:p text:style-name="P1"><text:span text:style-name="T5">{</text:span></text:p>
        <text:p text:style-name="P1"><text:span text:style-name="T5"><text:s text:c="4"/>if(u == v) return 0; // Trivial</text:span></text:p>
        <text:p text:style-name="P1"><text:span text:style-name="T5"><text:s text:c="4"/>int uchain, vchain = chainInd[v], ans = -1;</text:span></text:p>
        <text:p text:style-name="P1"><text:span text:style-name="T5"><text:s text:c="4"/>// uchain and vchain are chain numbers of u and v</text:span></text:p>
        <text:p text:style-name="P1"><text:span text:style-name="T5"><text:s text:c="4"/>while(1)</text:span></text:p>
        <text:p text:style-name="P1"><text:span text:style-name="T5"><text:s text:c="4"/>{</text:span></text:p>
        <text:p text:style-name="P1"><text:span text:style-name="T5"><text:s text:c="8"/>uchain = chainInd[u];</text:span></text:p>
        <text:p text:style-name="P1"><text:span text:style-name="T5"><text:s text:c="8"/>if(uchain == vchain)</text:span></text:p>
        <text:p text:style-name="P1"><text:span text:style-name="T5"><text:s text:c="8"/>{</text:span></text:p>
        <text:p text:style-name="P1"><text:span text:style-name="T5"><text:s text:c="12"/>// Both u and v are in the same chain, so we need to query from u to v, update answer and break.</text:span></text:p>
        <text:p text:style-name="P1"><text:span text:style-name="T5"><text:s text:c="12"/>// We break because we came from u up till v, we are done</text:span></text:p>
        <text:p text:style-name="P1"><text:span text:style-name="T5"><text:s text:c="12"/>if(u==v) break;</text:span></text:p>
        <text:p text:style-name="P1"><text:span text:style-name="T5"><text:s text:c="12"/>query_tree(1, 0, ptr, posInBase[v]+1, posInBase[u]+1);</text:span></text:p>
        <text:p text:style-name="P1"><text:span text:style-name="T5"><text:s text:c="12"/>// Above is call to segment tree query function</text:span></text:p>
        <text:p text:style-name="P1"><text:span text:style-name="T5"><text:s text:c="12"/>if(qt[1] &gt; ans) ans = qt[1]; // Update answer</text:span></text:p>
        <text:p text:style-name="P1"><text:span text:style-name="T5"><text:s text:c="12"/>break;</text:span></text:p>
        <text:p text:style-name="P1"><text:span text:style-name="T5"><text:s text:c="8"/>}</text:span></text:p>
        <text:p text:style-name="P1"><text:span text:style-name="T5"><text:s text:c="8"/>query_tree(1, 0, ptr, posInBase[chainHead[uchain]], posInBase[u]+1);</text:span></text:p>
        <text:p text:style-name="P1"><text:span text:style-name="T5"><text:s text:c="8"/>// Above is call to segment tree query function. We do from chainHead of u till u. That is the whole chain from</text:span></text:p>
        <text:p text:style-name="P1"><text:span text:style-name="T5"><text:s text:c="8"/>// start till head. We then update the answer</text:span></text:p>
        <text:p text:style-name="P1"><text:span text:style-name="T5"><text:s text:c="8"/>if(qt[1] &gt; ans) ans = qt[1];</text:span></text:p>
        <text:p text:style-name="P1"><text:span text:style-name="T5"><text:s text:c="8"/>u = chainHead[uchain]; // move u to u's chainHead</text:span></text:p>
        <text:p text:style-name="P1"><text:span text:style-name="T5"><text:s text:c="8"/>u = pa[0][u]; //Then move to its parent, that means we changed chains</text:span></text:p>
        <text:p text:style-name="P1"><text:span text:style-name="T5"><text:s text:c="4"/>}</text:span></text:p>
        <text:p text:style-name="P1"><text:span text:style-name="T5"><text:s text:c="4"/>return ans;</text:span></text:p>
        <text:p text:style-name="P1"><text:span text:style-name="T5">}</text:span></text:p>
        <text:p text:style-name="P1"/>
        <text:p text:style-name="P1"><text:span text:style-name="T5">/*</text:span></text:p>
        <text:p text:style-name="P1"><text:span text:style-name="T5"><text:s/>* LCA:</text:span></text:p>
        <text:p text:style-name="P1"><text:span text:style-name="T5"><text:s/>* Takes two nodes u, v and returns Lowest Common Ancestor of u, v</text:span></text:p>
        <text:p text:style-name="P1"><text:span text:style-name="T5"><text:s/>*/</text:span></text:p>
        <text:p text:style-name="P1"><text:span text:style-name="T5">int LCA(int u, int v)</text:span></text:p>
        <text:p text:style-name="P1"><text:span text:style-name="T5">{</text:span></text:p>
        <text:p text:style-name="P1"><text:span text:style-name="T5"><text:s text:c="4"/>if(depth[u] &lt; depth[v]) swap(u,v);</text:span></text:p>
        <text:p text:style-name="P1"><text:span text:style-name="T5"><text:s text:c="4"/>int diff = depth[u] - depth[v];</text:span></text:p>
        <text:p text:style-name="P1"><text:span text:style-name="T5"><text:s text:c="4"/>for(int i=0; i&lt;LN; i++) if( (diff&gt;&gt;i)&amp;1 ) u = pa[i][u];</text:span></text:p>
        <text:p text:style-name="P1"><text:span text:style-name="T5"><text:s text:c="4"/>if(u == v) return u;</text:span></text:p>
        <text:p text:style-name="P1"><text:span text:style-name="T5"><text:s text:c="4"/>for(int i=LN-1; i&gt;=0; i--) if(pa[i][u] != pa[i][v])</text:span></text:p>
        <text:p text:style-name="P1"><text:span text:style-name="T5"><text:s text:c="8"/>{</text:span></text:p>
        <text:p text:style-name="P1"><text:span text:style-name="T5"><text:s text:c="12"/>u = pa[i][u];</text:span></text:p>
        <text:p text:style-name="P1"><text:span text:style-name="T5"><text:s text:c="12"/>v = pa[i][v];</text:span></text:p>
        <text:p text:style-name="P1"><text:span text:style-name="T5"><text:s text:c="8"/>}</text:span></text:p>
        <text:p text:style-name="P1"><text:span text:style-name="T5"><text:s text:c="4"/>return pa[0][u];</text:span></text:p>
        <text:p text:style-name="P1"><text:span text:style-name="T5">}</text:span></text:p>
        <text:p text:style-name="P1"/>
        <text:p text:style-name="P1"><text:span text:style-name="T5">void query(int u, int v)</text:span></text:p>
        <text:p text:style-name="P1"><text:span text:style-name="T5">{</text:span></text:p>
        <text:p text:style-name="P1"><text:span text:style-name="T5"><text:s text:c="4"/>/*</text:span></text:p>
        <text:p text:style-name="P1"><text:span text:style-name="T5"><text:s text:c="5"/>* We have a query from u to v, we break it into two queries, u to LCA(u,v) and LCA(u,v) to v</text:span></text:p>
        <text:p text:style-name="P1"><text:span text:style-name="T5"><text:s text:c="5"/>*/</text:span></text:p>
        <text:p text:style-name="P1"><text:span text:style-name="T5"><text:s text:c="4"/>int lca = LCA(u, v);</text:span></text:p>
        <text:p text:style-name="P1"><text:span text:style-name="T5"><text:s text:c="4"/>int ans = query_up(u, lca); // One part of path</text:span></text:p>
        <text:p text:style-name="P1"><text:span text:style-name="T5"><text:s text:c="4"/>int temp = query_up(v, lca); // another part of path</text:span></text:p>
        <text:p text:style-name="P1"><text:span text:style-name="T5"><text:s text:c="4"/>if(temp &gt; ans) ans = temp; // take the maximum of both paths</text:span></text:p>
        <text:p text:style-name="P1"><text:span text:style-name="T5"><text:s text:c="4"/>printf("%d\n", ans);</text:span></text:p>
        <text:p text:style-name="P1"><text:span text:style-name="T5">}</text:span></text:p>
        <text:p text:style-name="P1"/>
        <text:p text:style-name="P1"><text:span text:style-name="T5">/*</text:span></text:p>
        <text:p text:style-name="P1"><text:span text:style-name="T5"><text:s/>* change:</text:span></text:p>
        <text:p text:style-name="P1"><text:span text:style-name="T5"><text:s/>* We just need to find its position in segment tree and update it</text:span></text:p>
        <text:p text:style-name="P1"><text:span text:style-name="T5"><text:s/>*/</text:span></text:p>
        <text:p text:style-name="P1"><text:span text:style-name="T5">void change(int i, int val)</text:span></text:p>
        <text:p text:style-name="P1"><text:span text:style-name="T5">{</text:span></text:p>
        <text:p text:style-name="P1"><text:span text:style-name="T5"><text:s text:c="4"/>int u = otherEnd[i];</text:span></text:p>
        <text:p text:style-name="P1"><text:span text:style-name="T5"><text:s text:c="4"/>update_tree(1, 0, ptr, posInBase[u], val);</text:span></text:p>
        <text:p text:style-name="P1"><text:span text:style-name="T5">}</text:span></text:p>
        <text:p text:style-name="P1"/>
        <text:p text:style-name="P1"><text:span text:style-name="T5">/*</text:span></text:p>
        <text:p text:style-name="P1"><text:span text:style-name="T5"><text:s/>* Actual HL-Decomposition part</text:span></text:p>
        <text:p text:style-name="P1"><text:span text:style-name="T5"><text:s/>* Initially all entries of chainHead[] are set to -1.</text:span></text:p>
        <text:p text:style-name="P1"><text:span text:style-name="T5"><text:s/>* So when ever a new chain is started, chain head is correctly assigned.</text:span></text:p>
        <text:p text:style-name="P1"><text:span text:style-name="T5"><text:s/>* As we add a new node to chain, we will note its position in the baseArray.</text:span></text:p>
        <text:p text:style-name="P1"><text:span text:style-name="T5"><text:s/>* In the first for loop we find the child node which has maximum sub-tree size.</text:span></text:p>
        <text:p text:style-name="P1"><text:span text:style-name="T5"><text:s/>* The following if condition is failed for leaf nodes.</text:span></text:p>
        <text:p text:style-name="P1"><text:span text:style-name="T5"><text:s/>* When the if condition passes, we expand the chain to special child.</text:span></text:p>
        <text:p text:style-name="P1"><text:span text:style-name="T5"><text:s/>* In the second for loop we recursively call the function on all normal nodes.</text:span></text:p>
        <text:p text:style-name="P1"><text:span text:style-name="T5"><text:s/>* chainNo++ ensures that we are creating a new chain for each normal child.</text:span></text:p>
        <text:p text:style-name="P1"><text:span text:style-name="T5"><text:s/>*/</text:span></text:p>
        <text:p text:style-name="P1"><text:span text:style-name="T5">void HLD(int curNode, int cost, int prev)</text:span></text:p>
        <text:p text:style-name="P1"><text:span text:style-name="T5">{</text:span></text:p>
        <text:p text:style-name="P1"><text:span text:style-name="T5"><text:s text:c="4"/>if(chainHead[chainNo] == -1)</text:span></text:p>
        <text:p text:style-name="P1"><text:soft-page-break/><text:span text:style-name="T5"><text:s text:c="4"/>{</text:span></text:p>
        <text:p text:style-name="P1"><text:span text:style-name="T5"><text:s text:c="8"/>chainHead[chainNo] = curNode; // Assign chain head</text:span></text:p>
        <text:p text:style-name="P1"><text:span text:style-name="T5"><text:s text:c="4"/>}</text:span></text:p>
        <text:p text:style-name="P1"><text:span text:style-name="T5"><text:s text:c="4"/>chainInd[curNode] = chainNo;</text:span></text:p>
        <text:p text:style-name="P1"><text:span text:style-name="T5"><text:s text:c="4"/>posInBase[curNode] = ptr; // Position of this node in baseArray which we will use in Segtree</text:span></text:p>
        <text:p text:style-name="P1"><text:span text:style-name="T5"><text:s text:c="4"/>baseArray[ptr++] = cost;</text:span></text:p>
        <text:p text:style-name="P1"/>
        <text:p text:style-name="P1"><text:span text:style-name="T5"><text:s text:c="4"/>int sc = -1, ncost;</text:span></text:p>
        <text:p text:style-name="P1"><text:span text:style-name="T5"><text:s text:c="4"/>// Loop to find special child</text:span></text:p>
        <text:p text:style-name="P1"><text:span text:style-name="T5"><text:s text:c="4"/>for(int i=0; i&lt;adj[curNode].size(); i++) if(adj[curNode][i] != prev)</text:span></text:p>
        <text:p text:style-name="P1"><text:span text:style-name="T5"><text:s text:c="8"/>{</text:span></text:p>
        <text:p text:style-name="P1"><text:span text:style-name="T5"><text:s text:c="12"/>if(sc == -1 || subsize[sc] &lt; subsize[adj[curNode][i]])</text:span></text:p>
        <text:p text:style-name="P1"><text:span text:style-name="T5"><text:s text:c="12"/>{</text:span></text:p>
        <text:p text:style-name="P1"><text:span text:style-name="T5"><text:s text:c="16"/>sc = adj[curNode][i];</text:span></text:p>
        <text:p text:style-name="P1"><text:span text:style-name="T5"><text:s text:c="16"/>ncost = costs[curNode][i];</text:span></text:p>
        <text:p text:style-name="P1"><text:span text:style-name="T5"><text:s text:c="12"/>}</text:span></text:p>
        <text:p text:style-name="P1"><text:span text:style-name="T5"><text:s text:c="8"/>}</text:span></text:p>
        <text:p text:style-name="P1"/>
        <text:p text:style-name="P1"><text:span text:style-name="T5"><text:s text:c="4"/>if(sc != -1)</text:span></text:p>
        <text:p text:style-name="P1"><text:span text:style-name="T5"><text:s text:c="4"/>{</text:span></text:p>
        <text:p text:style-name="P1"><text:span text:style-name="T5"><text:s text:c="8"/>// Expand the chain</text:span></text:p>
        <text:p text:style-name="P1"><text:span text:style-name="T5"><text:s text:c="8"/>HLD(sc, ncost, curNode);</text:span></text:p>
        <text:p text:style-name="P1"><text:span text:style-name="T5"><text:s text:c="4"/>}</text:span></text:p>
        <text:p text:style-name="P1"/>
        <text:p text:style-name="P1"><text:span text:style-name="T5"><text:s text:c="4"/>for(int i=0; i&lt;adj[curNode].size(); i++) if(adj[curNode][i] != prev)</text:span></text:p>
        <text:p text:style-name="P1"><text:span text:style-name="T5"><text:s text:c="8"/>{</text:span></text:p>
        <text:p text:style-name="P1"><text:span text:style-name="T5"><text:s text:c="12"/>if(sc != adj[curNode][i])</text:span></text:p>
        <text:p text:style-name="P1"><text:span text:style-name="T5"><text:s text:c="12"/>{</text:span></text:p>
        <text:p text:style-name="P1"><text:span text:style-name="T5"><text:s text:c="16"/>// New chains at each normal node</text:span></text:p>
        <text:p text:style-name="P1"><text:span text:style-name="T5"><text:s text:c="16"/>chainNo++;</text:span></text:p>
        <text:p text:style-name="P1"><text:span text:style-name="T5"><text:s text:c="16"/>HLD(adj[curNode][i], costs[curNode][i], curNode);</text:span></text:p>
        <text:p text:style-name="P1"><text:span text:style-name="T5"><text:s text:c="12"/>}</text:span></text:p>
        <text:p text:style-name="P1"><text:span text:style-name="T5"><text:s text:c="8"/>}</text:span></text:p>
        <text:p text:style-name="P1"><text:span text:style-name="T5">}</text:span></text:p>
        <text:p text:style-name="P1"/>
        <text:p text:style-name="P1"><text:span text:style-name="T5">/*</text:span></text:p>
        <text:p text:style-name="P1"><text:span text:style-name="T5"><text:s/>* dfs used to set parent of a node, depth of a node, subtree size of a node</text:span></text:p>
        <text:p text:style-name="P1"><text:span text:style-name="T5"><text:s/>*/</text:span></text:p>
        <text:p text:style-name="P1"><text:span text:style-name="T5">void dfs(int cur, int prev, int _depth=0)</text:span></text:p>
        <text:p text:style-name="P1"><text:span text:style-name="T5">{</text:span></text:p>
        <text:p text:style-name="P1"><text:span text:style-name="T5"><text:s text:c="4"/>pa[0][cur] = prev;</text:span></text:p>
        <text:p text:style-name="P1"><text:span text:style-name="T5"><text:s text:c="4"/>depth[cur] = _depth;</text:span></text:p>
        <text:p text:style-name="P1"><text:span text:style-name="T5"><text:s text:c="4"/>subsize[cur] = 1;</text:span></text:p>
        <text:p text:style-name="P1"><text:span text:style-name="T5"><text:s text:c="4"/>for(int i=0; i&lt;adj[cur].size(); i++)</text:span></text:p>
        <text:p text:style-name="P1"><text:span text:style-name="T5"><text:s text:c="8"/>if(adj[cur][i] != prev)</text:span></text:p>
        <text:p text:style-name="P1"><text:span text:style-name="T5"><text:s text:c="8"/>{</text:span></text:p>
        <text:p text:style-name="P1"><text:span text:style-name="T5"><text:s text:c="12"/>otherEnd[indexx[cur][i]] = adj[cur][i];</text:span></text:p>
        <text:p text:style-name="P1"><text:span text:style-name="T5"><text:s text:c="12"/>dfs(adj[cur][i], cur, _depth+1);</text:span></text:p>
        <text:p text:style-name="P1"><text:span text:style-name="T5"><text:s text:c="12"/>subsize[cur] += subsize[adj[cur][i]];</text:span></text:p>
        <text:p text:style-name="P1"><text:span text:style-name="T5"><text:s text:c="8"/>}</text:span></text:p>
        <text:p text:style-name="P1"><text:span text:style-name="T5">}</text:span></text:p>
        <text:p text:style-name="P1"/>
        <text:p text:style-name="P1"><text:span text:style-name="T5">int main()</text:span></text:p>
        <text:p text:style-name="P1"><text:span text:style-name="T5">{</text:span></text:p>
        <text:p text:style-name="P1"><text:span text:style-name="T5"><text:s text:c="4"/>int t;</text:span></text:p>
        <text:p text:style-name="P1"><text:span text:style-name="T5"><text:s text:c="4"/>scanf("%d ", &amp;t);</text:span></text:p>
        <text:p text:style-name="P1"><text:span text:style-name="T5"><text:s text:c="4"/>while(t--)</text:span></text:p>
        <text:p text:style-name="P1"><text:span text:style-name="T5"><text:s text:c="4"/>{</text:span></text:p>
        <text:p text:style-name="P1"><text:span text:style-name="T5"><text:s text:c="8"/>ptr = 0;</text:span></text:p>
        <text:p text:style-name="P1"><text:span text:style-name="T5"><text:s text:c="8"/>int n;</text:span></text:p>
        <text:p text:style-name="P1"><text:span text:style-name="T5"><text:s text:c="8"/>scanf("%d", &amp;n);</text:span></text:p>
        <text:p text:style-name="P1"><text:span text:style-name="T5"><text:s text:c="8"/>// Cleaning step, new test case</text:span></text:p>
        <text:p text:style-name="P1"><text:span text:style-name="T5"><text:s text:c="8"/>for(int i=0; i&lt;n; i++)</text:span></text:p>
        <text:p text:style-name="P1"><text:span text:style-name="T5"><text:s text:c="8"/>{</text:span></text:p>
        <text:p text:style-name="P1"><text:span text:style-name="T5"><text:s text:c="12"/>adj[i].clear();</text:span></text:p>
        <text:p text:style-name="P1"><text:span text:style-name="T5"><text:s text:c="12"/>costs[i].clear();</text:span></text:p>
        <text:p text:style-name="P1"><text:span text:style-name="T5"><text:s text:c="12"/>indexx[i].clear();</text:span></text:p>
        <text:p text:style-name="P1"><text:span text:style-name="T5"><text:s text:c="12"/>chainHead[i] = -1;</text:span></text:p>
        <text:p text:style-name="P1"><text:span text:style-name="T5"><text:s text:c="12"/>for(int j=0; j&lt;LN; j++) pa[j][i] = -1;</text:span></text:p>
        <text:p text:style-name="P1"><text:span text:style-name="T5"><text:s text:c="8"/>}</text:span></text:p>
        <text:p text:style-name="P1"><text:span text:style-name="T5"><text:s text:c="8"/>for(int i=1; i&lt;n; i++)</text:span></text:p>
        <text:p text:style-name="P1"><text:span text:style-name="T5"><text:s text:c="8"/>{</text:span></text:p>
        <text:p text:style-name="P1"><text:span text:style-name="T5"><text:s text:c="12"/>int u, v, c;</text:span></text:p>
        <text:p text:style-name="P1"><text:span text:style-name="T5"><text:s text:c="12"/>scanf("%d %d %d", &amp;u, &amp;v, &amp;c);</text:span></text:p>
        <text:p text:style-name="P1"><text:span text:style-name="T5"><text:s text:c="12"/>u--;</text:span></text:p>
        <text:p text:style-name="P1"><text:span text:style-name="T5"><text:s text:c="12"/>v--;</text:span></text:p>
        <text:p text:style-name="P1"><text:span text:style-name="T5"><text:s text:c="12"/>adj[u].push_back(v);</text:span></text:p>
        <text:p text:style-name="P1"><text:span text:style-name="T5"><text:s text:c="12"/>costs[u].push_back(c);</text:span></text:p>
        <text:p text:style-name="P1"><text:span text:style-name="T5"><text:s text:c="12"/>indexx[u].push_back(i-1);</text:span></text:p>
        <text:p text:style-name="P1"><text:span text:style-name="T5"><text:s text:c="12"/>adj[v].push_back(u);</text:span></text:p>
        <text:p text:style-name="P1"><text:span text:style-name="T5"><text:s text:c="12"/>costs[v].push_back(c);</text:span></text:p>
        <text:p text:style-name="P1"><text:span text:style-name="T5"><text:s text:c="12"/>indexx[v].push_back(i-1);</text:span></text:p>
        <text:p text:style-name="P1"><text:span text:style-name="T5"><text:s text:c="8"/>}</text:span></text:p>
        <text:p text:style-name="P1"/>
        <text:p text:style-name="P1"><text:span text:style-name="T5"><text:s text:c="8"/>chainNo = 0;</text:span></text:p>
        <text:p text:style-name="P1"><text:span text:style-name="T5"><text:s text:c="8"/>dfs(root, -1); // We set up subsize, depth and parent for each node</text:span></text:p>
        <text:p text:style-name="P1"><text:span text:style-name="T5"><text:s text:c="8"/>HLD(root, -1, -1); // We decomposed the tree and created baseArray</text:span></text:p>
        <text:p text:style-name="P1"><text:span text:style-name="T5"><text:s text:c="8"/>make_tree(1, 0, ptr); // We use baseArray and construct the needed segment tree</text:span></text:p>
        <text:p text:style-name="P1"/>
        <text:p text:style-name="P1"><text:span text:style-name="T5"><text:s text:c="8"/>// Below Dynamic programming code is for LCA.</text:span></text:p>
        <text:p text:style-name="P1"><text:span text:style-name="T5"><text:s text:c="8"/>for(int i=1; i&lt;LN; i++)</text:span></text:p>
        <text:p text:style-name="P1"><text:span text:style-name="T5"><text:s text:c="12"/>for(int j=0; j&lt;n; j++)</text:span></text:p>
        <text:p text:style-name="P1"><text:span text:style-name="T5"><text:s text:c="16"/>if(pa[i-1][j] != -1)</text:span></text:p>
        <text:p text:style-name="P1"><text:span text:style-name="T5"><text:s text:c="20"/>pa[i][j] = pa[i-1][pa[i-1][j]];</text:span></text:p>
        <text:p text:style-name="P1"/>
        <text:p text:style-name="P1"><text:span text:style-name="T5"><text:s text:c="8"/>while(1)</text:span></text:p>
        <text:p text:style-name="P1"><text:span text:style-name="T5"><text:s text:c="8"/>{</text:span></text:p>
        <text:p text:style-name="P1"><text:span text:style-name="T5"><text:s text:c="12"/>char s[100];</text:span></text:p>
        <text:p text:style-name="P1"><text:span text:style-name="T5"><text:s text:c="12"/>scanf("%s", s);</text:span></text:p>
        <text:p text:style-name="P1"><text:span text:style-name="T5"><text:s text:c="12"/>if(s[0]=='D')</text:span></text:p>
        <text:p text:style-name="P1"><text:span text:style-name="T5"><text:s text:c="12"/>{</text:span></text:p>
        <text:p text:style-name="P1"><text:span text:style-name="T5"><text:s text:c="16"/>break;</text:span></text:p>
        <text:p text:style-name="P1"><text:span text:style-name="T5"><text:s text:c="12"/>}</text:span></text:p>
        <text:p text:style-name="P1"><text:soft-page-break/><text:span text:style-name="T5"><text:s text:c="12"/>int a, b;</text:span></text:p>
        <text:p text:style-name="P1"><text:span text:style-name="T5"><text:s text:c="12"/>scanf("%d %d", &amp;a, &amp;b);</text:span></text:p>
        <text:p text:style-name="P1"><text:span text:style-name="T5"><text:s text:c="12"/>if(s[0]=='Q')</text:span></text:p>
        <text:p text:style-name="P1"><text:span text:style-name="T5"><text:s text:c="12"/>{</text:span></text:p>
        <text:p text:style-name="P1"><text:span text:style-name="T5"><text:s text:c="16"/>query(a-1, b-1);</text:span></text:p>
        <text:p text:style-name="P1"><text:span text:style-name="T5"><text:s text:c="12"/>}</text:span></text:p>
        <text:p text:style-name="P1"><text:span text:style-name="T5"><text:s text:c="12"/>else</text:span></text:p>
        <text:p text:style-name="P1"><text:span text:style-name="T5"><text:s text:c="12"/>{</text:span></text:p>
        <text:p text:style-name="P1"><text:span text:style-name="T5"><text:s text:c="16"/>change(a-1, b);</text:span></text:p>
        <text:p text:style-name="P1"><text:span text:style-name="T5"><text:s text:c="12"/>}</text:span></text:p>
        <text:p text:style-name="P1"><text:span text:style-name="T5"><text:s text:c="8"/>}</text:span></text:p>
        <text:p text:style-name="P1"><text:span text:style-name="T5"><text:s text:c="4"/>}</text:span></text:p>
        <text:p text:style-name="P1"><text:span text:style-name="T5">}</text:span></text:p>
        <text:p text:style-name="P1"/>
        <text:p text:style-name="P1"><text:span text:style-name="T5"><text:line-break/></text:span><text:span text:style-name="T1">Articualtion Point:</text:span></text:p>
        <text:p text:style-name="P1"/>
        <text:p text:style-name="P1"><text:span text:style-name="T5">/*How many articulation point a graph has loj 1063 */</text:span></text:p>
        <text:p text:style-name="P1"><text:span text:style-name="T5">#include&lt;bits/stdc++.h&gt;</text:span></text:p>
        <text:p text:style-name="P1"><text:span text:style-name="T5">#define I int</text:span></text:p>
        <text:p text:style-name="P1"><text:span text:style-name="T5">#define S(a) scanf("%d",&amp;a)</text:span></text:p>
        <text:p text:style-name="P1"><text:span text:style-name="T5">#define S2(a,b) scanf("%d%d",&amp;a,&amp;b)</text:span></text:p>
        <text:p text:style-name="P1"><text:span text:style-name="T5">#define P(a) printf("%d\n",a)</text:span></text:p>
        <text:p text:style-name="P1"><text:span text:style-name="T5">#define PL(a) printf("%lld\n",a)</text:span></text:p>
        <text:p text:style-name="P1"><text:span text:style-name="T5">#define PT(t) printf("Case %d: ",t)</text:span></text:p>
        <text:p text:style-name="P1"><text:span text:style-name="T5">#define PB(a) push_back(a)</text:span></text:p>
        <text:p text:style-name="P1"><text:span text:style-name="T5">#define SET(a) memset(a,0,sizeof a)</text:span></text:p>
        <text:p text:style-name="P1"><text:span text:style-name="T5">#define SETR(a) memset(a,-1,sizeof a)</text:span></text:p>
        <text:p text:style-name="P1"><text:span text:style-name="T5">using namespace std;</text:span></text:p>
        <text:p text:style-name="P1"><text:span text:style-name="T5">#define MX 1000000000</text:span></text:p>
        <text:p text:style-name="P1"><text:span text:style-name="T5">#define MD 100000007</text:span></text:p>
        <text:p text:style-name="P1"><text:span text:style-name="T5">vector&lt;int&gt;v[10009];</text:span></text:p>
        <text:p text:style-name="P1"><text:span text:style-name="T5">int par[10009];//already visited er distance</text:span></text:p>
        <text:p text:style-name="P1"><text:span text:style-name="T5">int lo[10009];// point er nicher kew uporrer karo sathe connect kina check</text:span></text:p>
        <text:p text:style-name="P1"><text:span text:style-name="T5">int cnt;</text:span></text:p>
        <text:p text:style-name="P1"><text:span text:style-name="T5">int res=0;</text:span></text:p>
        <text:p text:style-name="P1"><text:span text:style-name="T5">void art(int u)</text:span></text:p>
        <text:p text:style-name="P1"><text:span text:style-name="T5">{</text:span></text:p>
        <text:p text:style-name="P1"><text:span text:style-name="T5"><text:s text:c="4"/>par[u]=lo[u]=++cnt;</text:span></text:p>
        <text:p text:style-name="P1"><text:span text:style-name="T5"><text:s text:c="4"/>int ch=0,bl=0;</text:span></text:p>
        <text:p text:style-name="P1"><text:span text:style-name="T5"><text:s text:c="4"/>for(int i=0; i&lt;v[u].size(); i++)</text:span></text:p>
        <text:p text:style-name="P1"><text:span text:style-name="T5"><text:s text:c="4"/>{</text:span></text:p>
        <text:p text:style-name="P1"/>
        <text:p text:style-name="P1"><text:span text:style-name="T5"><text:s text:c="8"/>int u1=v[u][i];</text:span></text:p>
        <text:p text:style-name="P1"><text:span text:style-name="T5"><text:s text:c="8"/>if(par[u1]==0)</text:span></text:p>
        <text:p text:style-name="P1"><text:span text:style-name="T5"><text:s text:c="8"/>{</text:span></text:p>
        <text:p text:style-name="P1"><text:span text:style-name="T5"><text:s text:c="12"/>art(u1);</text:span></text:p>
        <text:p text:style-name="P1"><text:span text:style-name="T5"><text:s text:c="12"/>lo[u]=min(lo[u],lo[u1]);</text:span></text:p>
        <text:p text:style-name="P1"><text:span text:style-name="T5"><text:s text:c="12"/>if(par[u]&lt;=lo[u1])ch++;</text:span></text:p>
        <text:p text:style-name="P1"><text:span text:style-name="T5"><text:s text:c="12"/>bl++;</text:span></text:p>
        <text:p text:style-name="P1"><text:span text:style-name="T5"><text:s text:c="8"/>}</text:span></text:p>
        <text:p text:style-name="P1"><text:span text:style-name="T5"><text:s text:c="8"/>else</text:span></text:p>
        <text:p text:style-name="P1"><text:span text:style-name="T5"><text:s text:c="8"/>{</text:span></text:p>
        <text:p text:style-name="P1"><text:span text:style-name="T5"><text:s text:c="12"/>lo[u]=min(lo[u],par[u1]);</text:span></text:p>
        <text:p text:style-name="P1"><text:span text:style-name="T5"><text:s text:c="8"/>}</text:span></text:p>
        <text:p text:style-name="P1"><text:span text:style-name="T5"><text:s text:c="4"/>}</text:span></text:p>
        <text:p text:style-name="P1"><text:span text:style-name="T5"><text:s text:c="4"/>if(u==1&amp;&amp;bl&gt;1)res++;</text:span></text:p>
        <text:p text:style-name="P1"><text:span text:style-name="T5"><text:s text:c="4"/>else if(u&gt;1&amp;&amp;ch!=0)res++;</text:span></text:p>
        <text:p text:style-name="P1"/>
        <text:p text:style-name="P1"/>
        <text:p text:style-name="P1"><text:span text:style-name="T5">}</text:span></text:p>
        <text:p text:style-name="P1"><text:span text:style-name="T5">int main()</text:span></text:p>
        <text:p text:style-name="P1"><text:span text:style-name="T5">{</text:span></text:p>
        <text:p text:style-name="P1"/>
        <text:p text:style-name="P1"><text:span text:style-name="T5"><text:s text:c="4"/>int tc;</text:span></text:p>
        <text:p text:style-name="P1"><text:span text:style-name="T5"><text:s text:c="4"/>S(tc);</text:span></text:p>
        <text:p text:style-name="P1"><text:span text:style-name="T5"><text:s text:c="4"/>for(int t=1; t&lt;=tc; t++)</text:span></text:p>
        <text:p text:style-name="P1"><text:span text:style-name="T5"><text:s text:c="4"/>{</text:span></text:p>
        <text:p text:style-name="P1"><text:span text:style-name="T5"><text:s text:c="8"/>int n,m;</text:span></text:p>
        <text:p text:style-name="P1"><text:span text:style-name="T5"><text:s text:c="8"/>S2(n,m);</text:span></text:p>
        <text:p text:style-name="P1"><text:span text:style-name="T5"><text:s text:c="8"/>SET(par);</text:span></text:p>
        <text:p text:style-name="P1"><text:span text:style-name="T5"><text:s text:c="8"/>SET(lo);</text:span></text:p>
        <text:p text:style-name="P1"><text:span text:style-name="T5"><text:s text:c="8"/>cnt=0;</text:span></text:p>
        <text:p text:style-name="P1"><text:span text:style-name="T5"><text:s text:c="8"/>res=0;</text:span></text:p>
        <text:p text:style-name="P1"><text:span text:style-name="T5"><text:s text:c="8"/>int x,y;</text:span></text:p>
        <text:p text:style-name="P1"><text:span text:style-name="T5"><text:s text:c="8"/>for(int i=1; i&lt;=m; i++)</text:span></text:p>
        <text:p text:style-name="P1"><text:span text:style-name="T5"><text:s text:c="8"/>{</text:span></text:p>
        <text:p text:style-name="P1"><text:span text:style-name="T5"><text:s text:c="12"/>S2(x,y);</text:span></text:p>
        <text:p text:style-name="P1"><text:span text:style-name="T5"><text:s text:c="12"/>v[x].PB(y);</text:span></text:p>
        <text:p text:style-name="P1"><text:span text:style-name="T5"><text:s text:c="12"/>v[y].PB(x);</text:span></text:p>
        <text:p text:style-name="P1"><text:span text:style-name="T5"><text:s text:c="8"/>}</text:span></text:p>
        <text:p text:style-name="P1"><text:span text:style-name="T5"><text:s text:c="8"/>art(1);</text:span></text:p>
        <text:p text:style-name="P1"><text:span text:style-name="T5"><text:s text:c="8"/>for(int i=0; i&lt;=n; i++)v[i].clear();</text:span></text:p>
        <text:p text:style-name="P1"><text:span text:style-name="T5"><text:s text:c="8"/>PT(t);</text:span></text:p>
        <text:p text:style-name="P1"><text:span text:style-name="T5"><text:s text:c="8"/>P(res);</text:span></text:p>
        <text:p text:style-name="P1"/>
        <text:p text:style-name="P1"><text:span text:style-name="T5"><text:s text:c="4"/>}</text:span></text:p>
        <text:p text:style-name="P1"/>
        <text:p text:style-name="P1"><text:span text:style-name="T5"><text:s text:c="4"/>return 0;</text:span></text:p>
        <text:p text:style-name="P1"><text:span text:style-name="T5">}<text:line-break/></text:span></text:p>
        <text:p text:style-name="P1"/>
        <text:p text:style-name="P1"/>
        <text:p text:style-name="P2"><text:span text:style-name="T1">Articualtion Bridge :</text:span></text:p>
        <text:p text:style-name="P2"/>
        <text:p text:style-name="P2"/>
        <text:p text:style-name="P2"><text:span text:style-name="T6">/*Show the articualtion Bridge*/</text:span></text:p>
        <text:p text:style-name="P2"/>
        <text:p text:style-name="P2"><text:span text:style-name="T6">#include&lt;bits/stdc++.h&gt;</text:span></text:p>
        <text:p text:style-name="P2"><text:span text:style-name="T6">#define I(a) scanf("%d",&amp;a)</text:span></text:p>
        <text:p text:style-name="P2"><text:span text:style-name="T6">#define I2(a,b) scanf("%d%d",&amp;a,&amp;b)</text:span></text:p>
        <text:p text:style-name="P2"><text:span text:style-name="T6">#define SET(a) memset(a,0,sizeof a)</text:span></text:p>
        <text:p text:style-name="P2"><text:span text:style-name="T6">#define PC printf</text:span></text:p>
        <text:p text:style-name="P2"><text:span text:style-name="T6">#define PB push_back</text:span></text:p>
        <text:p text:style-name="P2"><text:span text:style-name="T6">#define P(a) printf("%d\n",a)</text:span></text:p>
        <text:p text:style-name="P2"><text:span text:style-name="T6">using namespace std;</text:span></text:p>
        <text:p text:style-name="P2"><text:span text:style-name="T6">#define mx 10000</text:span></text:p>
        <text:p text:style-name="P2"><text:span text:style-name="T6">#define MD <text:s/>1000000007LL</text:span></text:p>
        <text:p text:style-name="P2"><text:span text:style-name="T6">#define eps 1e-6</text:span></text:p>
        <text:p text:style-name="P2"><text:soft-page-break/><text:span text:style-name="T6">typedef pair&lt;int,int&gt;P;</text:span></text:p>
        <text:p text:style-name="P2"><text:span text:style-name="T6">vector&lt;int&gt;v[mx+4];</text:span></text:p>
        <text:p text:style-name="P2"><text:span text:style-name="T6">int vis[mx+4];</text:span></text:p>
        <text:p text:style-name="P2"><text:span text:style-name="T6">int lo[mx+4];</text:span></text:p>
        <text:p text:style-name="P2"><text:span text:style-name="T6">int hi[mx+4];</text:span></text:p>
        <text:p text:style-name="P2"><text:span text:style-name="T6">P <text:s/>a[mx+4];</text:span></text:p>
        <text:p text:style-name="P2"><text:span text:style-name="T6">int sz;</text:span></text:p>
        <text:p text:style-name="P2"><text:span text:style-name="T6">int br;</text:span></text:p>
        <text:p text:style-name="P2"><text:span text:style-name="T6">void bridge(int u,int par)</text:span></text:p>
        <text:p text:style-name="P2"><text:span text:style-name="T6">{</text:span></text:p>
        <text:p text:style-name="P2"><text:span text:style-name="T6"><text:s text:c="4"/>lo[u]=hi[u]=++sz;</text:span></text:p>
        <text:p text:style-name="P2"><text:span text:style-name="T6"><text:s text:c="4"/>vis[u]=1;</text:span></text:p>
        <text:p text:style-name="P2"><text:span text:style-name="T6"><text:s text:c="4"/>for(int i=0; i&lt;v[u].size(); i++)</text:span></text:p>
        <text:p text:style-name="P2"><text:span text:style-name="T6"><text:s text:c="4"/>{</text:span></text:p>
        <text:p text:style-name="P2"><text:span text:style-name="T6"><text:s text:c="8"/>int x=v[u][i];</text:span></text:p>
        <text:p text:style-name="P2"><text:span text:style-name="T6"><text:s text:c="8"/>if(x==par)continue;</text:span></text:p>
        <text:p text:style-name="P2"/>
        <text:p text:style-name="P2"><text:span text:style-name="T6"><text:s text:c="8"/>if(vis[x]==0)</text:span></text:p>
        <text:p text:style-name="P2"><text:span text:style-name="T6"><text:s text:c="8"/>{</text:span></text:p>
        <text:p text:style-name="P2"><text:span text:style-name="T6"><text:s text:c="12"/>bridge(x,u);</text:span></text:p>
        <text:p text:style-name="P2"><text:span text:style-name="T6"><text:s text:c="12"/>lo[u]=min(lo[u],lo[x]);</text:span></text:p>
        <text:p text:style-name="P2"><text:span text:style-name="T6"><text:s text:c="12"/>if(hi[u]&lt;lo[x])</text:span></text:p>
        <text:p text:style-name="P2"><text:span text:style-name="T6"><text:s text:c="12"/>{</text:span></text:p>
        <text:p text:style-name="P2"><text:span text:style-name="T6"><text:s text:c="16"/>a[++br]=make_pair(min(u,x),max(u,x));</text:span></text:p>
        <text:p text:style-name="P2"><text:span text:style-name="T6"><text:s text:c="12"/>}</text:span></text:p>
        <text:p text:style-name="P2"><text:span text:style-name="T6"><text:s text:c="8"/>}</text:span></text:p>
        <text:p text:style-name="P2"><text:span text:style-name="T6"><text:s text:c="8"/>else</text:span></text:p>
        <text:p text:style-name="P2"><text:span text:style-name="T6"><text:s text:c="8"/>{</text:span></text:p>
        <text:p text:style-name="P2"><text:span text:style-name="T6"><text:s text:c="12"/>lo[u]=min(lo[u],hi[x]);</text:span></text:p>
        <text:p text:style-name="P2"/>
        <text:p text:style-name="P2"><text:span text:style-name="T6"><text:s text:c="8"/>}</text:span></text:p>
        <text:p text:style-name="P2"/>
        <text:p text:style-name="P2"><text:span text:style-name="T6"><text:s text:c="4"/>}</text:span></text:p>
        <text:p text:style-name="P2"><text:span text:style-name="T6">}</text:span></text:p>
        <text:p text:style-name="P2"/>
        <text:p text:style-name="P2"><text:span text:style-name="T6">int main()</text:span></text:p>
        <text:p text:style-name="P2"><text:span text:style-name="T6">{</text:span></text:p>
        <text:p text:style-name="P2"/>
        <text:p text:style-name="P2"><text:span text:style-name="T6"><text:s text:c="4"/>int tc,cs=0;</text:span></text:p>
        <text:p text:style-name="P2"><text:span text:style-name="T6"><text:s text:c="4"/>I(tc);</text:span></text:p>
        <text:p text:style-name="P2"><text:span text:style-name="T6"><text:s text:c="4"/>while(tc--)</text:span></text:p>
        <text:p text:style-name="P2"><text:span text:style-name="T6"><text:s text:c="4"/>{</text:span></text:p>
        <text:p text:style-name="P2"><text:span text:style-name="T6"><text:s text:c="8"/>SET(vis);</text:span></text:p>
        <text:p text:style-name="P2"><text:span text:style-name="T6"><text:s text:c="8"/>SET(lo);</text:span></text:p>
        <text:p text:style-name="P2"><text:span text:style-name="T6"><text:s text:c="8"/>SET(hi);</text:span></text:p>
        <text:p text:style-name="P2"><text:span text:style-name="T6"><text:s text:c="8"/>sz=0;</text:span></text:p>
        <text:p text:style-name="P2"><text:span text:style-name="T6"><text:s text:c="8"/>br=0;</text:span></text:p>
        <text:p text:style-name="P2"><text:span text:style-name="T6"><text:s text:c="8"/>int n;</text:span></text:p>
        <text:p text:style-name="P2"><text:span text:style-name="T6"><text:s text:c="8"/>I(n);</text:span></text:p>
        <text:p text:style-name="P2"><text:span text:style-name="T6"><text:s text:c="8"/>for(int i=1; i&lt;=n; i++)</text:span></text:p>
        <text:p text:style-name="P2"><text:span text:style-name="T6"><text:s text:c="8"/>{</text:span></text:p>
        <text:p text:style-name="P2"/>
        <text:p text:style-name="P2"><text:span text:style-name="T6"><text:s text:c="12"/>int u;</text:span></text:p>
        <text:p text:style-name="P2"><text:span text:style-name="T6"><text:s text:c="12"/>I(u);</text:span></text:p>
        <text:p text:style-name="P2"><text:span text:style-name="T6"><text:s text:c="12"/>char ch[10];</text:span></text:p>
        <text:p text:style-name="P2"><text:span text:style-name="T6"><text:s text:c="12"/>scanf("%s",ch);</text:span></text:p>
        <text:p text:style-name="P2"><text:span text:style-name="T6"><text:s text:c="12"/>int len=strlen(ch);</text:span></text:p>
        <text:p text:style-name="P2"><text:span text:style-name="T6"><text:s text:c="12"/>int no=0;</text:span></text:p>
        <text:p text:style-name="P2"><text:span text:style-name="T6"><text:s text:c="12"/>for(int j=1; j&lt;len-1; j++)</text:span></text:p>
        <text:p text:style-name="P2"><text:span text:style-name="T6"><text:s text:c="12"/>{</text:span></text:p>
        <text:p text:style-name="P2"><text:span text:style-name="T6"><text:s text:c="16"/>no=no*10+ch[j]-'0';</text:span></text:p>
        <text:p text:style-name="P2"><text:span text:style-name="T6"><text:s text:c="12"/>}</text:span></text:p>
        <text:p text:style-name="P2"><text:span text:style-name="T6"><text:s text:c="12"/>for(int j=1; j&lt;=no; j++)</text:span></text:p>
        <text:p text:style-name="P2"><text:span text:style-name="T6"><text:s text:c="12"/>{</text:span></text:p>
        <text:p text:style-name="P2"><text:span text:style-name="T6"><text:s text:c="16"/>int x;</text:span></text:p>
        <text:p text:style-name="P2"><text:span text:style-name="T6"><text:s text:c="16"/>I(x);</text:span></text:p>
        <text:p text:style-name="P2"><text:span text:style-name="T6"><text:s text:c="16"/>v[u].PB(x);</text:span></text:p>
        <text:p text:style-name="P2"><text:span text:style-name="T6"><text:s text:c="15"/>// v[x].PB(u);</text:span></text:p>
        <text:p text:style-name="P2"><text:span text:style-name="T6"><text:s text:c="12"/>}</text:span></text:p>
        <text:p text:style-name="P2"><text:span text:style-name="T6"><text:s text:c="8"/>}</text:span></text:p>
        <text:p text:style-name="P2"><text:span text:style-name="T6"><text:s text:c="8"/>for(int i=0; i&lt;n; i++)</text:span></text:p>
        <text:p text:style-name="P2"><text:span text:style-name="T6"><text:s text:c="8"/>{</text:span></text:p>
        <text:p text:style-name="P2"><text:span text:style-name="T6"><text:s text:c="12"/>if(vis[i]==0)bridge(i,-1);</text:span></text:p>
        <text:p text:style-name="P2"><text:span text:style-name="T6"><text:s text:c="8"/>}</text:span></text:p>
        <text:p text:style-name="P2"><text:span text:style-name="T6"><text:s text:c="8"/>PC("Case %d:\n",++cs);</text:span></text:p>
        <text:p text:style-name="P2"><text:span text:style-name="T6"><text:s text:c="8"/>PC("%d critical links\n",br);</text:span></text:p>
        <text:p text:style-name="P2"><text:span text:style-name="T6"><text:s text:c="8"/>sort(a+1,a+br+1);</text:span></text:p>
        <text:p text:style-name="P2"><text:span text:style-name="T6"><text:s text:c="8"/>for(int i=1; i&lt;=br; i++)</text:span></text:p>
        <text:p text:style-name="P2"><text:span text:style-name="T6"><text:s text:c="8"/>{</text:span></text:p>
        <text:p text:style-name="P2"><text:span text:style-name="T6"><text:s text:c="12"/>PC("%d - %d\n",a[i].first,a[i].second);</text:span></text:p>
        <text:p text:style-name="P2"><text:span text:style-name="T6"><text:s text:c="8"/>}</text:span></text:p>
        <text:p text:style-name="P2"/>
        <text:p text:style-name="P2"><text:span text:style-name="T6"><text:s text:c="8"/>for(int i=0; i&lt;=n; i++)v[i].clear();</text:span></text:p>
        <text:p text:style-name="P2"/>
        <text:p text:style-name="P2"><text:span text:style-name="T6"><text:s text:c="4"/>}</text:span></text:p>
        <text:p text:style-name="P2"><text:span text:style-name="T6"><text:s text:c="4"/>return 0;</text:span></text:p>
        <text:p text:style-name="P2"><text:span text:style-name="T6">}</text:span></text:p>
        <text:p text:style-name="P2"/>
        <text:p text:style-name="P2"/>
        <text:p text:style-name="P2"/>
        <text:p text:style-name="P2"><text:span text:style-name="T2">Bellmon Ford :</text:span></text:p>
        <text:p text:style-name="P2"/>
        <text:p text:style-name="P2"/>
        <text:p text:style-name="P2"><text:span text:style-name="T6">/*Given a directed graph. U have to say From which postions u start korle cycle a porba abong negative cycle</text:span></text:p>
        <text:p text:style-name="P2"><text:span text:style-name="T6">*/</text:span></text:p>
        <text:p text:style-name="P2"><text:span text:style-name="T6">#include&lt;bits/stdc++.h&gt;</text:span></text:p>
        <text:p text:style-name="P2"><text:span text:style-name="T6">#define I(a) scanf("%d",&amp;a)</text:span></text:p>
        <text:p text:style-name="P2"><text:span text:style-name="T6">#define I2(a,b) scanf("%d%d",&amp;a,&amp;b)</text:span></text:p>
        <text:p text:style-name="P2"><text:span text:style-name="T6">#define SET(a) memset(a,0,sizeof a)</text:span></text:p>
        <text:p text:style-name="P2"><text:span text:style-name="T6">#define PC printf</text:span></text:p>
        <text:p text:style-name="P2"><text:span text:style-name="T6">#define PB push_back</text:span></text:p>
        <text:p text:style-name="P2"><text:span text:style-name="T6">#define P(a) printf("%d\n",a)</text:span></text:p>
        <text:p text:style-name="P2"><text:span text:style-name="T6">#define mk make_pair</text:span></text:p>
        <text:p text:style-name="P2"><text:span text:style-name="T6">#define xx first</text:span></text:p>
        <text:p text:style-name="P2"><text:span text:style-name="T6">#define yy second</text:span></text:p>
        <text:p text:style-name="P2"><text:span text:style-name="T6">using namespace std;</text:span></text:p>
        <text:p text:style-name="P2"><text:span text:style-name="T6">#define mx 1000000000</text:span></text:p>
        <text:p text:style-name="P2"><text:span text:style-name="T6">#define MD <text:s/>1000000007LL</text:span></text:p>
        <text:p text:style-name="P2"><text:span text:style-name="T6">#define eps 1e-6</text:span></text:p>
        <text:p text:style-name="P2"><text:span text:style-name="T6">typedef pair&lt;int,int&gt;P;</text:span></text:p>
        <text:p text:style-name="P2"><text:soft-page-break/><text:span text:style-name="T6">int main()</text:span></text:p>
        <text:p text:style-name="P2"><text:span text:style-name="T6">{</text:span></text:p>
        <text:p text:style-name="P2"><text:span text:style-name="T6"><text:s text:c="4"/>int tc,cs=0;</text:span></text:p>
        <text:p text:style-name="P2"><text:span text:style-name="T6"><text:s text:c="4"/>I(tc);</text:span></text:p>
        <text:p text:style-name="P2"><text:span text:style-name="T6"><text:s text:c="4"/>while(tc--)</text:span></text:p>
        <text:p text:style-name="P2"><text:span text:style-name="T6"><text:s text:c="4"/>{</text:span></text:p>
        <text:p text:style-name="P2"><text:span text:style-name="T6"><text:s text:c="8"/>int n,m;</text:span></text:p>
        <text:p text:style-name="P2"><text:span text:style-name="T6"><text:s text:c="8"/>I2(n,m);</text:span></text:p>
        <text:p text:style-name="P2"><text:span text:style-name="T6"><text:s text:c="8"/>pair&lt;P,int&gt;a[n+m+3];</text:span></text:p>
        <text:p text:style-name="P2"><text:span text:style-name="T6"><text:s text:c="8"/>vector&lt; int &gt;v[n+2];</text:span></text:p>
        <text:p text:style-name="P2"/>
        <text:p text:style-name="P2"><text:span text:style-name="T6"><text:s text:c="8"/>int res[n+2];</text:span></text:p>
        <text:p text:style-name="P2"><text:span text:style-name="T6"><text:s text:c="8"/>for(int i=1; i&lt;=n; i++)res[i]=mx;</text:span></text:p>
        <text:p text:style-name="P2"><text:span text:style-name="T6"><text:s text:c="8"/>res[0]=0;</text:span></text:p>
        <text:p text:style-name="P2"/>
        <text:p text:style-name="P2"><text:span text:style-name="T6"><text:s text:c="8"/>for(int i=1; i&lt;=m; i++)</text:span></text:p>
        <text:p text:style-name="P2"><text:span text:style-name="T6"><text:s text:c="8"/>{</text:span></text:p>
        <text:p text:style-name="P2"><text:span text:style-name="T6"><text:s text:c="12"/>int x,y,z;</text:span></text:p>
        <text:p text:style-name="P2"><text:span text:style-name="T6"><text:s text:c="12"/>I2(x,y);</text:span></text:p>
        <text:p text:style-name="P2"><text:span text:style-name="T6"><text:s text:c="12"/>I(z);</text:span></text:p>
        <text:p text:style-name="P2"><text:span text:style-name="T6"><text:s text:c="12"/>x++;</text:span></text:p>
        <text:p text:style-name="P2"><text:span text:style-name="T6"><text:s text:c="12"/>y++;</text:span></text:p>
        <text:p text:style-name="P2"><text:span text:style-name="T6"><text:s text:c="12"/>v[y].PB(x);//For reverse graph</text:span></text:p>
        <text:p text:style-name="P2"><text:span text:style-name="T6"><text:s text:c="12"/>a[i]=mk(mk(y,x),z);//For reverse graph</text:span></text:p>
        <text:p text:style-name="P2"><text:span text:style-name="T6"><text:s text:c="8"/>}</text:span></text:p>
        <text:p text:style-name="P2"><text:span text:style-name="T6"><text:s text:c="8"/>for(int i=1; i&lt;=n; i++)</text:span></text:p>
        <text:p text:style-name="P2"><text:span text:style-name="T6"><text:s text:c="8"/>{</text:span></text:p>
        <text:p text:style-name="P2"><text:span text:style-name="T6"><text:s text:c="12"/>a[++m]=mk(mk(0,i),0);</text:span></text:p>
        <text:p text:style-name="P2"><text:span text:style-name="T6"><text:s text:c="8"/>}</text:span></text:p>
        <text:p text:style-name="P2"/>
        <text:p text:style-name="P2"><text:span text:style-name="T6"><text:s text:c="8"/>sort(a+1,a+m+1);</text:span></text:p>
        <text:p text:style-name="P2"><text:span text:style-name="T6"><text:s text:c="8"/>//Bellmonford Partŝ</text:span></text:p>
        <text:p text:style-name="P2"><text:span text:style-name="T6"><text:s text:c="8"/>for(int i=1; i&lt;=n; i++)</text:span></text:p>
        <text:p text:style-name="P2"><text:span text:style-name="T6"><text:s text:c="8"/>{</text:span></text:p>
        <text:p text:style-name="P2"><text:span text:style-name="T6"><text:s text:c="12"/>for(int j=1; j&lt;=m; j++)</text:span></text:p>
        <text:p text:style-name="P2"><text:span text:style-name="T6"><text:s text:c="12"/>{</text:span></text:p>
        <text:p text:style-name="P2"><text:span text:style-name="T6"><text:s text:c="16"/>int x=a[j].xx.xx;</text:span></text:p>
        <text:p text:style-name="P2"><text:span text:style-name="T6"><text:s text:c="16"/>int y=a[j].xx.yy;</text:span></text:p>
        <text:p text:style-name="P2"><text:span text:style-name="T6"><text:s text:c="16"/>int z=a[j].yy;</text:span></text:p>
        <text:p text:style-name="P2"><text:span text:style-name="T6"><text:s text:c="16"/>if(res[x]&lt;mx&amp;&amp;res[x]+z&lt;res[y])</text:span></text:p>
        <text:p text:style-name="P2"><text:span text:style-name="T6"><text:s text:c="16"/>{</text:span></text:p>
        <text:p text:style-name="P2"><text:span text:style-name="T6"><text:s text:c="20"/>res[y]=res[x]+z;</text:span></text:p>
        <text:p text:style-name="P2"><text:span text:style-name="T6"><text:s text:c="16"/>}</text:span></text:p>
        <text:p text:style-name="P2"><text:span text:style-name="T6"><text:s text:c="12"/>}</text:span></text:p>
        <text:p text:style-name="P2"><text:span text:style-name="T6"><text:s text:c="8"/>}</text:span></text:p>
        <text:p text:style-name="P2"><text:span text:style-name="T6"><text:s text:c="8"/>//Cycle check and ans finding</text:span></text:p>
        <text:p text:style-name="P2"><text:span text:style-name="T6"><text:s text:c="8"/>queue&lt;int&gt;q;</text:span></text:p>
        <text:p text:style-name="P2"><text:span text:style-name="T6"><text:s text:c="8"/>int vis[n+3];</text:span></text:p>
        <text:p text:style-name="P2"><text:span text:style-name="T6"><text:s text:c="8"/>SET(vis);</text:span></text:p>
        <text:p text:style-name="P2"><text:span text:style-name="T6"><text:s text:c="8"/>bool fl=0;</text:span></text:p>
        <text:p text:style-name="P2"><text:span text:style-name="T6"><text:s text:c="8"/>for(int j=1; j&lt;=m; j++)</text:span></text:p>
        <text:p text:style-name="P2"><text:span text:style-name="T6"><text:s text:c="8"/>{</text:span></text:p>
        <text:p text:style-name="P2"><text:span text:style-name="T6"><text:s text:c="12"/>int x=a[j].xx.xx;</text:span></text:p>
        <text:p text:style-name="P2"><text:span text:style-name="T6"><text:s text:c="12"/>int y=a[j].xx.yy;</text:span></text:p>
        <text:p text:style-name="P2"><text:span text:style-name="T6"><text:s text:c="12"/>int z=a[j].yy;</text:span></text:p>
        <text:p text:style-name="P2"><text:span text:style-name="T6"><text:s text:c="12"/>if(res[x]&lt;mx&amp;&amp;res[x]+z&lt;res[y]&amp;&amp;vis[y]==0)</text:span></text:p>
        <text:p text:style-name="P2"><text:span text:style-name="T6"><text:s text:c="12"/>{</text:span></text:p>
        <text:p text:style-name="P2"><text:span text:style-name="T6"><text:s text:c="16"/>fl=1;</text:span></text:p>
        <text:p text:style-name="P2"><text:span text:style-name="T6"><text:s text:c="16"/>vis[y]=1;</text:span></text:p>
        <text:p text:style-name="P2"><text:span text:style-name="T6"><text:s text:c="16"/>q.push(y);</text:span></text:p>
        <text:p text:style-name="P2"><text:span text:style-name="T6"><text:s text:c="16"/>while(!q.empty())</text:span></text:p>
        <text:p text:style-name="P2"><text:span text:style-name="T6"><text:s text:c="16"/>{</text:span></text:p>
        <text:p text:style-name="P2"><text:span text:style-name="T6"><text:s text:c="20"/>int f=q.front();</text:span></text:p>
        <text:p text:style-name="P2"><text:span text:style-name="T6"><text:s text:c="20"/>q.pop();</text:span></text:p>
        <text:p text:style-name="P2"><text:span text:style-name="T6"><text:s text:c="20"/>for(int i=0; i&lt;v[f].size(); i++)</text:span></text:p>
        <text:p text:style-name="P2"><text:span text:style-name="T6"><text:s text:c="20"/>{</text:span></text:p>
        <text:p text:style-name="P2"><text:span text:style-name="T6"><text:s text:c="24"/>int u=v[f][i];</text:span></text:p>
        <text:p text:style-name="P2"><text:span text:style-name="T6"><text:s text:c="24"/>if(vis[u]==0)</text:span></text:p>
        <text:p text:style-name="P2"><text:span text:style-name="T6"><text:s text:c="24"/>{</text:span></text:p>
        <text:p text:style-name="P2"><text:span text:style-name="T6"><text:s text:c="28"/>vis[u]=1;</text:span></text:p>
        <text:p text:style-name="P2"><text:span text:style-name="T6"><text:s text:c="28"/>q.push(u);</text:span></text:p>
        <text:p text:style-name="P2"><text:span text:style-name="T6"><text:s text:c="24"/>}</text:span></text:p>
        <text:p text:style-name="P2"><text:span text:style-name="T6"><text:s text:c="20"/>}</text:span></text:p>
        <text:p text:style-name="P2"><text:span text:style-name="T6"><text:s text:c="16"/>}</text:span></text:p>
        <text:p text:style-name="P2"/>
        <text:p text:style-name="P2"><text:span text:style-name="T6"><text:s text:c="12"/>}</text:span></text:p>
        <text:p text:style-name="P2"><text:span text:style-name="T6"><text:s text:c="8"/>}</text:span></text:p>
        <text:p text:style-name="P2"><text:span text:style-name="T6"><text:s text:c="8"/>printf("Case %d:",++cs);</text:span></text:p>
        <text:p text:style-name="P2"><text:span text:style-name="T6"><text:s text:c="8"/>if(fl==0)</text:span></text:p>
        <text:p text:style-name="P2"><text:span text:style-name="T6"><text:s text:c="8"/>{</text:span></text:p>
        <text:p text:style-name="P2"><text:span text:style-name="T6"><text:s text:c="12"/>printf(" impossible");</text:span></text:p>
        <text:p text:style-name="P2"><text:span text:style-name="T6"><text:s text:c="8"/>}</text:span></text:p>
        <text:p text:style-name="P2"><text:span text:style-name="T6"><text:s text:c="8"/>else</text:span></text:p>
        <text:p text:style-name="P2"><text:span text:style-name="T6"><text:s text:c="8"/>{</text:span></text:p>
        <text:p text:style-name="P2"><text:span text:style-name="T6"><text:s text:c="12"/>for(int i=1; i&lt;=n; i++)</text:span></text:p>
        <text:p text:style-name="P2"><text:span text:style-name="T6"><text:s text:c="12"/>{</text:span></text:p>
        <text:p text:style-name="P2"><text:span text:style-name="T6"><text:s text:c="16"/>if(vis[i])</text:span></text:p>
        <text:p text:style-name="P2"><text:span text:style-name="T6"><text:s text:c="20"/>printf(" %d",i-1);</text:span></text:p>
        <text:p text:style-name="P2"><text:span text:style-name="T6"><text:s text:c="12"/>}</text:span></text:p>
        <text:p text:style-name="P2"><text:span text:style-name="T6"><text:s text:c="8"/>}</text:span></text:p>
        <text:p text:style-name="P2"><text:span text:style-name="T6"><text:s text:c="8"/>printf("\n");</text:span></text:p>
        <text:p text:style-name="P2"><text:span text:style-name="T6"><text:s text:c="4"/>}</text:span></text:p>
        <text:p text:style-name="P2"><text:span text:style-name="T6"><text:s text:c="4"/>return 0;</text:span></text:p>
        <text:p text:style-name="P2"><text:span text:style-name="T6">}</text:span></text:p>
        <text:p text:style-name="P2"/>
        <text:p text:style-name="P2"/>
        <text:p text:style-name="P2"><text:span text:style-name="T2">SCC TARJAN:</text:span></text:p>
        <text:p text:style-name="P2"/>
        <text:p text:style-name="P2"><text:span text:style-name="T6">#include&lt;bits/stdc++.h&gt;</text:span></text:p>
        <text:p text:style-name="P2"><text:span text:style-name="T6">#define ll long long</text:span></text:p>
        <text:p text:style-name="P2"><text:span text:style-name="T6">#define I(a) scanf("%d",&amp;a)</text:span></text:p>
        <text:p text:style-name="P2"><text:span text:style-name="T6">#define I2(a,b) scanf("%d%d",&amp;a,&amp;b)</text:span></text:p>
        <text:p text:style-name="P2"><text:span text:style-name="T6">#define I3(a,b,c) scanf("%d%d%d",&amp;a,&amp;b,&amp;c)</text:span></text:p>
        <text:p text:style-name="P2"><text:span text:style-name="T6">#define L(a) scanf("%lld",&amp;a)</text:span></text:p>
        <text:p text:style-name="P2"><text:span text:style-name="T6">#define L2(a,b) scanf("%lld%lld",&amp;a,&amp;b)</text:span></text:p>
        <text:p text:style-name="P2"><text:span text:style-name="T6">#define L3(a,b,c) scanf("%lld%lld%lld",&amp;a,&amp;b,&amp;c)</text:span></text:p>
        <text:p text:style-name="P2"><text:span text:style-name="T6">#define P(a) printf("%d\n",a)</text:span></text:p>
        <text:p text:style-name="P2"><text:span text:style-name="T6">#define PB(a) push_back(a)</text:span></text:p>
        <text:p text:style-name="P2"><text:span text:style-name="T6">#define SET(a) memset(a,0,sizeof a)</text:span></text:p>
        <text:p text:style-name="P2"><text:span text:style-name="T6">#define SETR(a) memset(a,-1,sizeof a)</text:span></text:p>
        <text:p text:style-name="P2"><text:span text:style-name="T6">using namespace std;</text:span></text:p>
        <text:p text:style-name="P2"><text:soft-page-break/><text:span text:style-name="T6">#define mx 50004</text:span></text:p>
        <text:p text:style-name="P2"><text:span text:style-name="T6">#define md 2000000000000000000ll</text:span></text:p>
        <text:p text:style-name="P2"><text:span text:style-name="T6">typedef pair&lt;int, int &gt;P;</text:span></text:p>
        <text:p text:style-name="P2"><text:span text:style-name="T6">typedef vector&lt;ll&gt;V;</text:span></text:p>
        <text:p text:style-name="P2"/>
        <text:p text:style-name="P2"><text:span text:style-name="T6">////////define value/////</text:span></text:p>
        <text:p text:style-name="P2"><text:span text:style-name="T6">V a[mx];</text:span></text:p>
        <text:p text:style-name="P2"><text:span text:style-name="T6">int n,sz,kd;</text:span></text:p>
        <text:p text:style-name="P2"><text:span text:style-name="T6">int low[mx],ind[mx];</text:span></text:p>
        <text:p text:style-name="P2"><text:span text:style-name="T6">int vis[mx];</text:span></text:p>
        <text:p text:style-name="P2"><text:span text:style-name="T6">stack&lt;int&gt;st;</text:span></text:p>
        <text:p text:style-name="P2"><text:span text:style-name="T6">int kdb[mx];//koto number component er element.</text:span></text:p>
        <text:p text:style-name="P2"><text:span text:style-name="T6">int kda ;// Counting component number;</text:span></text:p>
        <text:p text:style-name="P2"/>
        <text:p text:style-name="P2"><text:span text:style-name="T6">void dfs(int u)</text:span></text:p>
        <text:p text:style-name="P2"><text:span text:style-name="T6">{</text:span></text:p>
        <text:p text:style-name="P2"><text:span text:style-name="T6"><text:s text:c="4"/>vis[u]=kd;</text:span></text:p>
        <text:p text:style-name="P2"><text:span text:style-name="T6"><text:s text:c="4"/>low[u]=ind[u]=++sz;</text:span></text:p>
        <text:p text:style-name="P2"><text:span text:style-name="T6"><text:s text:c="4"/>st.push(u);</text:span></text:p>
        <text:p text:style-name="P2"><text:span text:style-name="T6"><text:s text:c="4"/>for(int j=0; j&lt;a[u].size(); j++)</text:span></text:p>
        <text:p text:style-name="P2"><text:span text:style-name="T6"><text:s text:c="4"/>{</text:span></text:p>
        <text:p text:style-name="P2"><text:span text:style-name="T6"><text:s text:c="8"/>int x=a[u][j];</text:span></text:p>
        <text:p text:style-name="P2"><text:span text:style-name="T6"><text:s text:c="8"/>if(vis[x]==-1)</text:span></text:p>
        <text:p text:style-name="P2"><text:span text:style-name="T6"><text:s text:c="8"/>{</text:span></text:p>
        <text:p text:style-name="P2"/>
        <text:p text:style-name="P2"><text:span text:style-name="T6"><text:s text:c="12"/>dfs(x);</text:span></text:p>
        <text:p text:style-name="P2"><text:span text:style-name="T6"><text:s text:c="12"/>low[u]=min(low[u],low[x]);</text:span></text:p>
        <text:p text:style-name="P2"/>
        <text:p text:style-name="P2"><text:span text:style-name="T6"><text:s text:c="8"/>}</text:span></text:p>
        <text:p text:style-name="P2"><text:span text:style-name="T6"><text:s text:c="8"/>else if(vis[x]==kd)</text:span></text:p>
        <text:p text:style-name="P2"><text:span text:style-name="T6"><text:s text:c="8"/>{</text:span></text:p>
        <text:p text:style-name="P2"><text:span text:style-name="T6"><text:s text:c="12"/>low[u]=min(low[u],low[x]);</text:span></text:p>
        <text:p text:style-name="P2"><text:span text:style-name="T6"><text:s text:c="8"/>}</text:span></text:p>
        <text:p text:style-name="P2"/>
        <text:p text:style-name="P2"><text:span text:style-name="T6"><text:s text:c="4"/>}</text:span></text:p>
        <text:p text:style-name="P2"><text:span text:style-name="T6"><text:s text:c="4"/>if(low[u]==ind[u])</text:span></text:p>
        <text:p text:style-name="P2"><text:span text:style-name="T6"><text:s text:c="4"/>{</text:span></text:p>
        <text:p text:style-name="P2"><text:span text:style-name="T6"><text:s text:c="8"/>kdb[u]=++kda;</text:span></text:p>
        <text:p text:style-name="P2"><text:span text:style-name="T6"><text:s text:c="8"/>int y;</text:span></text:p>
        <text:p text:style-name="P2"><text:span text:style-name="T6"><text:s text:c="8"/>do</text:span></text:p>
        <text:p text:style-name="P2"><text:span text:style-name="T6"><text:s text:c="8"/>{</text:span></text:p>
        <text:p text:style-name="P2"><text:span text:style-name="T6"><text:s text:c="12"/>y=st.top();</text:span></text:p>
        <text:p text:style-name="P2"><text:span text:style-name="T6"><text:s text:c="12"/>kdb[y]=kda;</text:span></text:p>
        <text:p text:style-name="P2"><text:span text:style-name="T6"><text:s text:c="12"/>st.pop();</text:span></text:p>
        <text:p text:style-name="P2"><text:span text:style-name="T6"><text:s text:c="8"/>}</text:span></text:p>
        <text:p text:style-name="P2"><text:span text:style-name="T6"><text:s text:c="8"/>while(y!=u);</text:span></text:p>
        <text:p text:style-name="P2"><text:span text:style-name="T6"><text:s text:c="4"/>}</text:span></text:p>
        <text:p text:style-name="P2"/>
        <text:p text:style-name="P2"><text:span text:style-name="T6">}</text:span></text:p>
        <text:p text:style-name="P2"/>
        <text:p text:style-name="P2"><text:span text:style-name="T6">void tarjan()</text:span></text:p>
        <text:p text:style-name="P2"><text:span text:style-name="T6">{</text:span></text:p>
        <text:p text:style-name="P2"><text:span text:style-name="T6"><text:s text:c="4"/>kda=0;</text:span></text:p>
        <text:p text:style-name="P2"><text:span text:style-name="T6"><text:s text:c="4"/>kd=0;</text:span></text:p>
        <text:p text:style-name="P2"><text:span text:style-name="T6"><text:s text:c="4"/>sz=0;</text:span></text:p>
        <text:p text:style-name="P2"><text:span text:style-name="T6"><text:s text:c="4"/>SETR(vis);</text:span></text:p>
        <text:p text:style-name="P2"><text:span text:style-name="T6"><text:s text:c="4"/>for(int i=1; i&lt;=n; i++)</text:span></text:p>
        <text:p text:style-name="P2"><text:span text:style-name="T6"><text:s text:c="4"/>{</text:span></text:p>
        <text:p text:style-name="P2"><text:span text:style-name="T6"><text:s text:c="8"/>if(vis[i]==-1)</text:span></text:p>
        <text:p text:style-name="P2"><text:span text:style-name="T6"><text:s text:c="8"/>{</text:span></text:p>
        <text:p text:style-name="P2"><text:span text:style-name="T6"><text:s text:c="12"/>++kd;</text:span></text:p>
        <text:p text:style-name="P2"><text:span text:style-name="T6"><text:s text:c="12"/>dfs(i);</text:span></text:p>
        <text:p text:style-name="P2"><text:span text:style-name="T6"><text:s text:c="8"/>}</text:span></text:p>
        <text:p text:style-name="P2"><text:span text:style-name="T6"><text:s text:c="4"/>}</text:span></text:p>
        <text:p text:style-name="P2"><text:span text:style-name="T6">}</text:span></text:p>
        <text:p text:style-name="P2"><text:span text:style-name="T6">int main()</text:span></text:p>
        <text:p text:style-name="P2"><text:span text:style-name="T6">{</text:span></text:p>
        <text:p text:style-name="P2"/>
        <text:p text:style-name="P2"><text:span text:style-name="T6"><text:s text:c="4"/>int tc,cs=0;</text:span></text:p>
        <text:p text:style-name="P2"><text:span text:style-name="T6"><text:s text:c="4"/>I(tc);</text:span></text:p>
        <text:p text:style-name="P2"><text:span text:style-name="T6"><text:s text:c="4"/>while (tc--)</text:span></text:p>
        <text:p text:style-name="P2"><text:span text:style-name="T6"><text:s text:c="4"/>{</text:span></text:p>
        <text:p text:style-name="P2"><text:span text:style-name="T6"><text:s text:c="8"/>I(n);</text:span></text:p>
        <text:p text:style-name="P2"><text:span text:style-name="T6"><text:s text:c="8"/>for(int i=1; i&lt;=n; i++)</text:span></text:p>
        <text:p text:style-name="P2"><text:span text:style-name="T6"><text:s text:c="8"/>{</text:span></text:p>
        <text:p text:style-name="P2"><text:span text:style-name="T6"><text:s text:c="12"/>int x,y;</text:span></text:p>
        <text:p text:style-name="P2"><text:span text:style-name="T6"><text:s text:c="12"/>I2(x,y);</text:span></text:p>
        <text:p text:style-name="P2"><text:span text:style-name="T6"><text:s text:c="12"/>a[x].PB(y);</text:span></text:p>
        <text:p text:style-name="P2"><text:span text:style-name="T6"><text:s text:c="8"/>}</text:span></text:p>
        <text:p text:style-name="P2"><text:span text:style-name="T6"><text:s text:c="8"/>tarjan();</text:span></text:p>
        <text:p text:style-name="P2"/>
        <text:p text:style-name="P2"><text:span text:style-name="T6"><text:s text:c="8"/>for(int i=0; i&lt;=n; i++)a[i].clear();</text:span></text:p>
        <text:p text:style-name="P2"/>
        <text:p text:style-name="P2"><text:span text:style-name="T6"><text:s text:c="4"/>}</text:span></text:p>
        <text:p text:style-name="P2"><text:span text:style-name="T6"><text:s text:c="4"/>return 0;</text:span></text:p>
        <text:p text:style-name="P2"><text:span text:style-name="T6">}</text:span></text:p>
        <text:p text:style-name="P2"/>
        <text:p text:style-name="P2"/>
        <text:p text:style-name="P2"/>
        <text:p text:style-name="P2"/>
        <text:p text:style-name="P2"/>
        <text:p text:style-name="P2"><text:span text:style-name="T2">Special MST:</text:span></text:p>
        <text:p text:style-name="P2"/>
        <text:p text:style-name="P2"/>
        <text:p text:style-name="P2"><text:span text:style-name="T6">#include&lt;bits/stdc++.h&gt;</text:span></text:p>
        <text:p text:style-name="P2"><text:span text:style-name="T6">#define ll long long int</text:span></text:p>
        <text:p text:style-name="P2"><text:span text:style-name="T6">#define I(a) scanf("%d",&amp;a)</text:span></text:p>
        <text:p text:style-name="P2"><text:span text:style-name="T6">#define I2(a,b) scanf("%d%d",&amp;a,&amp;b)</text:span></text:p>
        <text:p text:style-name="P2"><text:span text:style-name="T6">#define I3(a,b,c) scanf("%d%d%d",&amp;a,&amp;b,&amp;c)</text:span></text:p>
        <text:p text:style-name="P2"><text:span text:style-name="T6">#define L(a) scanf("%lld",&amp;a)</text:span></text:p>
        <text:p text:style-name="P2"><text:span text:style-name="T6">#define L2(a,b) scanf("%lld%lld",&amp;a,&amp;b)</text:span></text:p>
        <text:p text:style-name="P2"><text:span text:style-name="T6">#define L3(a,b,c) scanf("%lld%lld%lld",&amp;a,&amp;b,&amp;c)</text:span></text:p>
        <text:p text:style-name="P2"><text:span text:style-name="T6">#define PI(a) printf("%d\n",a)</text:span></text:p>
        <text:p text:style-name="P2"><text:span text:style-name="T6">#define PL(a) printf("%lld\n",a)</text:span></text:p>
        <text:p text:style-name="P2"><text:span text:style-name="T6">#define PT(t) printf("Case %d: ",t)</text:span></text:p>
        <text:p text:style-name="P2"><text:span text:style-name="T6">#define PB push_back</text:span></text:p>
        <text:p text:style-name="P2"><text:span text:style-name="T6">#define xx first</text:span></text:p>
        <text:p text:style-name="P2"><text:span text:style-name="T6">#define yy second</text:span></text:p>
        <text:p text:style-name="P2"><text:span text:style-name="T6">#define SC scanf</text:span></text:p>
        <text:p text:style-name="P2"><text:span text:style-name="T6">#define PC printf</text:span></text:p>
        <text:p text:style-name="P2"><text:span text:style-name="T6">#define NL printf("\n")</text:span></text:p>
        <text:p text:style-name="P2"><text:soft-page-break/><text:span text:style-name="T6">#define SET(a) memset(a,0,sizeof a)</text:span></text:p>
        <text:p text:style-name="P2"><text:span text:style-name="T6">#define mk make_pair</text:span></text:p>
        <text:p text:style-name="P2"><text:span text:style-name="T6">using namespace std;</text:span></text:p>
        <text:p text:style-name="P2"><text:span text:style-name="T6">#define mx <text:s/>200</text:span></text:p>
        <text:p text:style-name="P2"><text:span text:style-name="T6">#define md 1000000007</text:span></text:p>
        <text:p text:style-name="P2"><text:span text:style-name="T6">#define maxp 1000004</text:span></text:p>
        <text:p text:style-name="P2"><text:span text:style-name="T6">typedef pair&lt;int , int &gt;P;</text:span></text:p>
        <text:p text:style-name="P2"><text:span text:style-name="T6">typedef vector&lt;int &gt;V;</text:span></text:p>
        <text:p text:style-name="P2"/>
        <text:p text:style-name="P2"><text:span text:style-name="T6">////////define value/////</text:span></text:p>
        <text:p text:style-name="P2"><text:span text:style-name="T6">int par[mx+3];</text:span></text:p>
        <text:p text:style-name="P2"><text:span text:style-name="T6">int fifr(int u)</text:span></text:p>
        <text:p text:style-name="P2"><text:span text:style-name="T6">{</text:span></text:p>
        <text:p text:style-name="P2"><text:span text:style-name="T6"><text:s text:c="4"/>if(par[u]==u)return u;</text:span></text:p>
        <text:p text:style-name="P2"><text:span text:style-name="T6"><text:s text:c="4"/>return par[u]=fifr(par[u]);</text:span></text:p>
        <text:p text:style-name="P2"><text:span text:style-name="T6">}</text:span></text:p>
        <text:p text:style-name="P2"/>
        <text:p text:style-name="P2"><text:span text:style-name="T6">int main()</text:span></text:p>
        <text:p text:style-name="P2"><text:span text:style-name="T6">{</text:span></text:p>
        <text:p text:style-name="P2"><text:span text:style-name="T6"><text:s text:c="4"/>int tc,cs=0;</text:span></text:p>
        <text:p text:style-name="P2"><text:span text:style-name="T6"><text:s text:c="4"/>I(tc);</text:span></text:p>
        <text:p text:style-name="P2"><text:span text:style-name="T6"><text:s text:c="4"/>while(tc--)</text:span></text:p>
        <text:p text:style-name="P2"><text:span text:style-name="T6"><text:s text:c="4"/>{</text:span></text:p>
        <text:p text:style-name="P2"><text:span text:style-name="T6"><text:s text:c="8"/>int n,m;</text:span></text:p>
        <text:p text:style-name="P2"><text:span text:style-name="T6"><text:s text:c="8"/>I2(n,m);</text:span></text:p>
        <text:p text:style-name="P2"><text:span text:style-name="T6"><text:s text:c="8"/>PC("Case %d:\n",++cs);</text:span></text:p>
        <text:p text:style-name="P2"><text:span text:style-name="T6"><text:s text:c="8"/>pair&lt;int,P&gt;a[202],b[202];</text:span></text:p>
        <text:p text:style-name="P2"><text:span text:style-name="T6"><text:s text:c="8"/>int sz=0;</text:span></text:p>
        <text:p text:style-name="P2"><text:span text:style-name="T6"><text:s text:c="8"/>for(int i=1;i&lt;=m;i++)</text:span></text:p>
        <text:p text:style-name="P2"><text:span text:style-name="T6"><text:s text:c="8"/>{</text:span></text:p>
        <text:p text:style-name="P2"><text:span text:style-name="T6"><text:s text:c="12"/>int x,y,z;</text:span></text:p>
        <text:p text:style-name="P2"><text:span text:style-name="T6"><text:s text:c="12"/>I3(x,y,z);</text:span></text:p>
        <text:p text:style-name="P2"><text:span text:style-name="T6"><text:s text:c="12"/>a[++sz]=mk(z,mk(x,y));</text:span></text:p>
        <text:p text:style-name="P2"><text:span text:style-name="T6"><text:s text:c="12"/>sort(a+1,a+sz+1);</text:span></text:p>
        <text:p text:style-name="P2"><text:span text:style-name="T6"><text:s text:c="12"/>for(int j=1;j&lt;=n;j++)par[j]=j;</text:span></text:p>
        <text:p text:style-name="P2"><text:span text:style-name="T6"><text:s text:c="12"/>int s=0;</text:span></text:p>
        <text:p text:style-name="P2"><text:span text:style-name="T6"><text:s text:c="12"/>int res=0;</text:span></text:p>
        <text:p text:style-name="P2"><text:span text:style-name="T6"><text:s text:c="12"/>for(int j=1;j&lt;=sz;j++)</text:span></text:p>
        <text:p text:style-name="P2"><text:span text:style-name="T6"><text:s text:c="12"/>{</text:span></text:p>
        <text:p text:style-name="P2"><text:span text:style-name="T6"><text:s text:c="16"/>int u=fifr(a[j].yy.xx);</text:span></text:p>
        <text:p text:style-name="P2"><text:span text:style-name="T6"><text:s text:c="16"/>int v=fifr(a[j].yy.yy);</text:span></text:p>
        <text:p text:style-name="P2"><text:span text:style-name="T6"><text:s text:c="16"/>if(u!=v)</text:span></text:p>
        <text:p text:style-name="P2"><text:span text:style-name="T6"><text:s text:c="16"/>{</text:span></text:p>
        <text:p text:style-name="P2"><text:span text:style-name="T6"><text:s text:c="20"/>b[++s]=a[j];</text:span></text:p>
        <text:p text:style-name="P2"><text:span text:style-name="T6"><text:s text:c="20"/>par[u]=v;</text:span></text:p>
        <text:p text:style-name="P2"><text:span text:style-name="T6"><text:s text:c="20"/>res+=a[j].xx;</text:span></text:p>
        <text:p text:style-name="P2"><text:span text:style-name="T6"><text:s text:c="16"/>}</text:span></text:p>
        <text:p text:style-name="P2"><text:span text:style-name="T6"><text:s text:c="16"/>if(s==n-1)break;</text:span></text:p>
        <text:p text:style-name="P2"><text:span text:style-name="T6"><text:s text:c="12"/>}</text:span></text:p>
        <text:p text:style-name="P2"><text:span text:style-name="T6"><text:s text:c="12"/>if(s!=n-1)PI(-1);</text:span></text:p>
        <text:p text:style-name="P2"><text:span text:style-name="T6"><text:s text:c="12"/>else PI(res);</text:span></text:p>
        <text:p text:style-name="P2"><text:span text:style-name="T6"><text:s text:c="12"/>sz=0;</text:span></text:p>
        <text:p text:style-name="P2"><text:span text:style-name="T6"><text:s text:c="12"/>for(int i=1;i&lt;=s;i++)</text:span></text:p>
        <text:p text:style-name="P2"><text:span text:style-name="T6"><text:s text:c="12"/>{</text:span></text:p>
        <text:p text:style-name="P2"><text:span text:style-name="T6"><text:s text:c="16"/>a[++sz]=b[i];</text:span></text:p>
        <text:p text:style-name="P2"><text:span text:style-name="T6"><text:s text:c="12"/>}</text:span></text:p>
        <text:p text:style-name="P2"/>
        <text:p text:style-name="P2"><text:span text:style-name="T6"><text:s text:c="8"/>}</text:span></text:p>
        <text:p text:style-name="P2"/>
        <text:p text:style-name="P2"/>
        <text:p text:style-name="P2"><text:span text:style-name="T6"><text:s text:c="4"/>}</text:span></text:p>
        <text:p text:style-name="P2"/>
        <text:p text:style-name="P2"><text:span text:style-name="T6"><text:s text:c="4"/>return 0;</text:span></text:p>
        <text:p text:style-name="P2"><text:span text:style-name="T6">}</text:span></text:p>
        <text:p text:style-name="P2"/>
        <text:p text:style-name="P2"/>
        <text:p text:style-name="P2"/>
        <text:p text:style-name="P2"/>
        <text:p text:style-name="P6"/>
        <text:p text:style-name="P3"><text:span text:style-name="T3">Dijkastra</text:span></text:p>
        <text:p text:style-name="P3"/>
        <text:p text:style-name="P3"/>
        <text:p text:style-name="P3"/>
        <text:p text:style-name="P4">#include&lt;bits/stdc++.h&gt;</text:p>
        <text:p text:style-name="P4">using namespace std;</text:p>
        <text:p text:style-name="P4">vector&lt;int &gt;a[5001],cost[5001];</text:p>
        <text:p text:style-name="P4">int n,m;</text:p>
        <text:p text:style-name="P4">int INF=1000000000;</text:p>
        <text:p text:style-name="P4">struct edge</text:p>
        <text:p text:style-name="P4">{</text:p>
        <text:p text:style-name="P4"><text:s text:c="4"/>int u,w;</text:p>
        <text:p text:style-name="P4"><text:s text:c="4"/>edge() {};</text:p>
        <text:p text:style-name="P4"><text:s text:c="4"/>edge(int _a,int _b)</text:p>
        <text:p text:style-name="P4"><text:s text:c="4"/>{</text:p>
        <text:p text:style-name="P4"><text:s text:c="8"/>u=_a,w=_b;</text:p>
        <text:p text:style-name="P4"><text:s text:c="4"/>}</text:p>
        <text:p text:style-name="P4"><text:s text:c="4"/>bool operator&lt;(const edge&amp; p)const</text:p>
        <text:p text:style-name="P4"><text:s text:c="4"/>{</text:p>
        <text:p text:style-name="P4"><text:s text:c="8"/>return w&gt;p.w;</text:p>
        <text:p text:style-name="P4"><text:s text:c="4"/>}</text:p>
        <text:p text:style-name="P4"/>
        <text:p text:style-name="P4">};</text:p>
        <text:p text:style-name="P4">int dis(int s)</text:p>
        <text:p text:style-name="P4">{</text:p>
        <text:p text:style-name="P4"><text:s text:c="4"/>priority_queue&lt;edge&gt;q;</text:p>
        <text:p text:style-name="P4"><text:s text:c="4"/>int s1[n+1];</text:p>
        <text:p text:style-name="P4"><text:s text:c="4"/>int s2[n+1];</text:p>
        <text:p text:style-name="P4"><text:s text:c="4"/>for(int i=1; i&lt;=n; i++)</text:p>
        <text:p text:style-name="P4"><text:s text:c="4"/>{</text:p>
        <text:p text:style-name="P4"><text:s text:c="8"/>s1[i]=INF;</text:p>
        <text:p text:style-name="P4"><text:s text:c="8"/>s2[i]=INF;</text:p>
        <text:p text:style-name="P4"><text:s text:c="4"/>}</text:p>
        <text:p text:style-name="P4"><text:s text:c="4"/>q.push(edge(s,0));</text:p>
        <text:p text:style-name="P4"><text:s text:c="4"/>while(!q.empty())</text:p>
        <text:p text:style-name="P4"><text:s text:c="4"/>{</text:p>
        <text:p text:style-name="P4"><text:s text:c="8"/>edge df=q.top();</text:p>
        <text:p text:style-name="P4"><text:s text:c="8"/>q.pop();</text:p>
        <text:p text:style-name="P4"><text:s text:c="8"/>int co=df.w;</text:p>
        <text:p text:style-name="P4"><text:s text:c="8"/>int f=df.u;</text:p>
        <text:p text:style-name="P4"><text:s text:c="8"/>for(int i=0; i&lt;a[f].size(); i++)</text:p>
        <text:p text:style-name="P4"><text:s text:c="8"/>{</text:p>
        <text:p text:style-name="P4"><text:soft-page-break/><text:s text:c="12"/>int y=a[f][i];</text:p>
        <text:p text:style-name="P4"><text:s text:c="12"/>if(f==y)</text:p>
        <text:p text:style-name="P4"><text:s text:c="12"/>{</text:p>
        <text:p text:style-name="P4"><text:s text:c="16"/>s1[y]=co;</text:p>
        <text:p text:style-name="P4"><text:s text:c="16"/>if(s1[f]+cost[f][i]&lt;s2[f])</text:p>
        <text:p text:style-name="P4"><text:s text:c="16"/>{</text:p>
        <text:p text:style-name="P4"><text:s text:c="20"/>s2[f]=s1[f]+cost[f][i];</text:p>
        <text:p text:style-name="P4"><text:s text:c="20"/>q.push(edge(y,s1[y]));</text:p>
        <text:p text:style-name="P4"><text:s text:c="16"/>}</text:p>
        <text:p text:style-name="P4"/>
        <text:p text:style-name="P4"><text:s text:c="12"/>}</text:p>
        <text:p text:style-name="P4"/>
        <text:p text:style-name="P4"><text:s text:c="12"/>else <text:s text:c="3"/>if(co+cost[f][i]&lt;s1[y])</text:p>
        <text:p text:style-name="P4"><text:s text:c="12"/>{</text:p>
        <text:p text:style-name="P4"><text:s text:c="16"/>s2[y]=min(s1[y],s2[f]+cost[f][i]);</text:p>
        <text:p text:style-name="P4"><text:s text:c="16"/>s1[y]=co+cost[f][i];</text:p>
        <text:p text:style-name="P4"><text:s text:c="16"/>q.push(edge(y,s1[y]));</text:p>
        <text:p text:style-name="P4"><text:s text:c="12"/>}</text:p>
        <text:p text:style-name="P4"><text:s text:c="12"/>else if(co+cost[f][i]&lt;s2[y]&amp;&amp;co+cost[f][i]&gt;s1[y])</text:p>
        <text:p text:style-name="P4"><text:s text:c="12"/>{</text:p>
        <text:p text:style-name="P4"/>
        <text:p text:style-name="P4"><text:s text:c="16"/>s2[y]=co+cost[f][i];</text:p>
        <text:p text:style-name="P4"><text:s text:c="16"/>q.push(edge(y,s1[y]));</text:p>
        <text:p text:style-name="P4"><text:s text:c="12"/>}</text:p>
        <text:p text:style-name="P4"><text:s text:c="12"/>else if(s2[f]+cost[f][i]&lt;s2[y])</text:p>
        <text:p text:style-name="P4"><text:s text:c="12"/>{</text:p>
        <text:p text:style-name="P4"/>
        <text:p text:style-name="P4"><text:s text:c="16"/>s2[y]=s2[f]+cost[f][i];</text:p>
        <text:p text:style-name="P4"><text:s text:c="16"/>q.push(edge(y,s1[y]));</text:p>
        <text:p text:style-name="P4"/>
        <text:p text:style-name="P4"><text:s text:c="12"/>}</text:p>
        <text:p text:style-name="P4"><text:s text:c="8"/>}</text:p>
        <text:p text:style-name="P4"><text:s text:c="4"/>}</text:p>
        <text:p text:style-name="P4"><text:s text:c="4"/>return s2[n];</text:p>
        <text:p text:style-name="P4">}</text:p>
        <text:p text:style-name="P4"/>
        <text:p text:style-name="P4">int main()</text:p>
        <text:p text:style-name="P4">{</text:p>
        <text:p text:style-name="P4"><text:s text:c="4"/>int tc;</text:p>
        <text:p text:style-name="P4"><text:s text:c="4"/>scanf("%d",&amp;tc);</text:p>
        <text:p text:style-name="P4"><text:s text:c="4"/>for(int t=1; t&lt;=tc; t++)</text:p>
        <text:p text:style-name="P4"><text:s text:c="4"/>{</text:p>
        <text:p text:style-name="P4"/>
        <text:p text:style-name="P4"><text:s text:c="8"/>scanf("%d%d",&amp;n,&amp;m);</text:p>
        <text:p text:style-name="P4"><text:s text:c="8"/>for(int i=1; i&lt;=m; i++)</text:p>
        <text:p text:style-name="P4"><text:s text:c="8"/>{</text:p>
        <text:p text:style-name="P4"><text:s text:c="12"/>int u1,v1,w1;</text:p>
        <text:p text:style-name="P4"><text:s text:c="12"/>scanf("%d%d%d",&amp;u1,&amp;v1,&amp;w1);</text:p>
        <text:p text:style-name="P4"><text:s text:c="12"/>a[u1].push_back(v1);</text:p>
        <text:p text:style-name="P4"><text:s text:c="12"/>a[v1].push_back(u1);</text:p>
        <text:p text:style-name="P4"><text:s text:c="12"/>cost[u1].push_back(w1);</text:p>
        <text:p text:style-name="P4"><text:s text:c="12"/>cost[v1].push_back(w1);</text:p>
        <text:p text:style-name="P4"/>
        <text:p text:style-name="P4"><text:s text:c="8"/>}</text:p>
        <text:p text:style-name="P4"><text:s text:c="8"/>printf("Case %d: %d\n",t,dis(1));</text:p>
        <text:p text:style-name="P4"/>
        <text:p text:style-name="P4"><text:s text:c="8"/>for(int i=1; i&lt;=n; i++)</text:p>
        <text:p text:style-name="P4"><text:s text:c="8"/>{</text:p>
        <text:p text:style-name="P4"><text:s text:c="12"/>a[i].clear();</text:p>
        <text:p text:style-name="P4"><text:s text:c="12"/>cost[i].clear();</text:p>
        <text:p text:style-name="P4"><text:s text:c="8"/>}</text:p>
        <text:p text:style-name="P4"><text:s text:c="4"/>}</text:p>
        <text:p text:style-name="P4"/>
        <text:p text:style-name="P4"><text:s text:c="4"/>return 0;</text:p>
        <text:p text:style-name="P4">}</text:p>
        <text:p text:style-name="P4"/>
        <text:p text:style-name="P4"/>
        <text:p text:style-name="P4"/>
        <text:p text:style-name="P4"/>
        <text:p text:style-name="P7"/>
        <text:p text:style-name="P7"/>
        <text:p text:style-name="P7"/>
        <text:p text:style-name="P3"><text:span text:style-name="T6"><text:line-break/><text:line-break/><text:line-break/><text:line-break/><text:line-break/><text:line-break/><text:line-break/><text:line-break/></text:span><text:span text:style-name="T5"><text:line-break/><text:line-break/><text:line-break/></text:span><text:line-break/><text:line-break/><text:line-break/><text:line-break/><text:lin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9:54:57.429254444</meta:creation-date>
    <dc:date>2015-11-12T20:30:58.104007963</dc:date>
    <meta:editing-duration>PT5M39S</meta:editing-duration>
    <meta:editing-cycles>1</meta:editing-cycles>
    <meta:document-statistic meta:table-count="0" meta:image-count="0" meta:object-count="0" meta:page-count="13" meta:paragraph-count="1159" meta:word-count="3447" meta:character-count="28128" meta:non-whitespace-character-count="19136"/>
    <meta:generator>LibreOffice/4.2.8.2$Linux_X86_64 LibreOffice_project/420m0$Build-2</meta:generator>
  </office:meta>
</office:document-meta>
</file>